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61.15pt"/>
    </style:style>
    <style:style style:name="co2" style:family="table-column">
      <style:table-column-properties fo:break-before="auto" style:column-width="80.16pt"/>
    </style:style>
    <style:style style:name="co3" style:family="table-column">
      <style:table-column-properties fo:break-before="auto" style:column-width="93.71pt"/>
    </style:style>
    <style:style style:name="co4" style:family="table-column">
      <style:table-column-properties fo:break-before="auto" style:column-width="284.09pt"/>
    </style:style>
    <style:style style:name="co5" style:family="table-column">
      <style:table-column-properties fo:break-before="auto" style:column-width="280.94pt"/>
    </style:style>
    <style:style style:name="co6" style:family="table-column">
      <style:table-column-properties fo:break-before="auto" style:column-width="207.95pt"/>
    </style:style>
    <style:style style:name="co7" style:family="table-column">
      <style:table-column-properties fo:break-before="auto" style:column-width="288.91pt"/>
    </style:style>
    <style:style style:name="co8" style:family="table-column">
      <style:table-column-properties fo:break-before="auto" style:column-width="46.86pt"/>
    </style:style>
    <style:style style:name="co9" style:family="table-column">
      <style:table-column-properties fo:break-before="auto" style:column-width="47.59pt"/>
    </style:style>
    <style:style style:name="co10" style:family="table-column">
      <style:table-column-properties fo:break-before="auto" style:column-width="134.96pt"/>
    </style:style>
    <style:style style:name="co11" style:family="table-column">
      <style:table-column-properties fo:break-before="auto" style:column-width="97.65pt"/>
    </style:style>
    <style:style style:name="co12" style:family="table-column">
      <style:table-column-properties fo:break-before="auto" style:column-width="143.69pt"/>
    </style:style>
    <style:style style:name="co13" style:family="table-column">
      <style:table-column-properties fo:break-before="auto" style:column-width="120.61pt"/>
    </style:style>
    <style:style style:name="co14" style:family="table-column">
      <style:table-column-properties fo:break-before="auto" style:column-width="58.76pt"/>
    </style:style>
    <style:style style:name="co15" style:family="table-column">
      <style:table-column-properties fo:break-before="auto" style:column-width="77.81pt"/>
    </style:style>
    <style:style style:name="co16" style:family="table-column">
      <style:table-column-properties fo:break-before="auto" style:column-width="60.35pt"/>
    </style:style>
    <style:style style:name="co17" style:family="table-column">
      <style:table-column-properties fo:break-before="auto" style:column-width="88.89pt"/>
    </style:style>
    <style:style style:name="co18" style:family="table-column">
      <style:table-column-properties fo:break-before="auto" style:column-width="86.51pt"/>
    </style:style>
    <style:style style:name="co19" style:family="table-column">
      <style:table-column-properties fo:break-before="auto" style:column-width="87.31pt"/>
    </style:style>
    <style:style style:name="co20" style:family="table-column">
      <style:table-column-properties fo:break-before="auto" style:column-width="104.8pt"/>
    </style:style>
    <style:style style:name="co21" style:family="table-column">
      <style:table-column-properties fo:break-before="auto" style:column-width="83.34pt"/>
    </style:style>
    <style:style style:name="co22" style:family="table-column">
      <style:table-column-properties fo:break-before="auto" style:column-width="19.05pt"/>
    </style:style>
    <style:style style:name="co23" style:family="table-column">
      <style:table-column-properties fo:break-before="auto" style:column-width="181.76pt"/>
    </style:style>
    <style:style style:name="co24" style:family="table-column">
      <style:table-column-properties fo:break-before="auto" style:column-width="341.29pt"/>
    </style:style>
    <style:style style:name="co25" style:family="table-column">
      <style:table-column-properties fo:break-before="auto" style:column-width="694.49pt"/>
    </style:style>
    <style:style style:name="co26" style:family="table-column">
      <style:table-column-properties fo:break-before="auto" style:column-width="109.5pt"/>
    </style:style>
    <style:style style:name="co27" style:family="table-column">
      <style:table-column-properties fo:break-before="auto" style:column-width="96.86pt"/>
    </style:style>
    <style:style style:name="co28" style:family="table-column">
      <style:table-column-properties fo:break-before="auto" style:column-width="100.01pt"/>
    </style:style>
    <style:style style:name="co29" style:family="table-column">
      <style:table-column-properties fo:break-before="auto" style:column-width="106.36pt"/>
    </style:style>
    <style:style style:name="co30" style:family="table-column">
      <style:table-column-properties fo:break-before="auto" style:column-width="119.06pt"/>
    </style:style>
    <style:style style:name="co31" style:family="table-column">
      <style:table-column-properties fo:break-before="auto" style:column-width="273.86pt"/>
    </style:style>
    <style:style style:name="co32" style:family="table-column">
      <style:table-column-properties fo:break-before="auto" style:column-width="196.84pt"/>
    </style:style>
    <style:style style:name="co33" style:family="table-column">
      <style:table-column-properties fo:break-before="auto" style:column-width="61.91pt"/>
    </style:style>
    <style:style style:name="co34" style:family="table-column">
      <style:table-column-properties fo:break-before="auto" style:column-width="68.29pt"/>
    </style:style>
    <style:style style:name="co35" style:family="table-column">
      <style:table-column-properties fo:break-before="auto" style:column-width="103.21pt"/>
    </style:style>
    <style:style style:name="co36" style:family="table-column">
      <style:table-column-properties fo:break-before="auto" style:column-width="335.76pt"/>
    </style:style>
    <style:style style:name="co37" style:family="table-column">
      <style:table-column-properties fo:break-before="auto" style:column-width="472.99pt"/>
    </style:style>
    <style:style style:name="co38" style:family="table-column">
      <style:table-column-properties fo:break-before="auto" style:column-width="294.46pt"/>
    </style:style>
    <style:style style:name="co39" style:family="table-column">
      <style:table-column-properties fo:break-before="auto" style:column-width="146.04pt"/>
    </style:style>
    <style:style style:name="co40" style:family="table-column">
      <style:table-column-properties fo:break-before="auto" style:column-width="137.31pt"/>
    </style:style>
    <style:style style:name="co41" style:family="table-column">
      <style:table-column-properties fo:break-before="auto" style:column-width="282.61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13.49pt" fo:break-before="auto" style:use-optimal-row-height="false"/>
    </style:style>
    <style:style style:name="ta1" style:family="table" style:master-page-name="PageStyle_5f_Overview">
      <style:table-properties table:display="true" style:writing-mode="lr-tb"/>
    </style:style>
    <style:style style:name="ta2" style:family="table" style:master-page-name="PageStyle_5f_Publisher_20_Details">
      <style:table-properties table:display="true" style:writing-mode="lr-tb"/>
    </style:style>
    <style:style style:name="ta3" style:family="table" style:master-page-name="PageStyle_5f_Dataset">
      <style:table-properties table:display="true" style:writing-mode="lr-tb"/>
    </style:style>
    <style:style style:name="ta4" style:family="table" style:master-page-name="PageStyle_5f_DataService">
      <style:table-properties table:display="true" style:writing-mode="lr-tb"/>
    </style:style>
    <style:style style:name="ta5" style:family="table" style:master-page-name="PageStyle_5f_Organisations">
      <style:table-properties table:display="fals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6">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84">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84">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0.33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 and cell-content-is-between(IFERROR(isurl([.F2]); 1),0)" table:allow-empty-cell="true" table:base-cell-address="Dataset.F2">
          <table:help-message table:display="true">
            <text:p>Enter a valid URL</text:p>
          </table:help-message>
        </table:content-validation>
        <table:content-validation table:name="val2" table:condition="of: and cell-content-is-between(IFERROR(isemail([.H2]); 1),0)" table:allow-empty-cell="true" table:base-cell-address="Dataset.H2">
          <table:help-message table:display="true">
            <text:p>Enter a valid email</text:p>
          </table:help-message>
        </table:content-validation>
        <table:content-validation table:name="val3" table:condition="of:cell-content-is-in-list([$Organisations.$E$2:.$E1000])" table:allow-empty-cell="true" table:display-list="unsorted" table:base-cell-address="Dataset.I2"/>
        <table:content-validation table:name="val4" table:condition="of:cell-content-is-in-list([$Organisations.$E$2:.$E1001])" table:allow-empty-cell="true" table:display-list="unsorted" table:base-cell-address="Dataset.I3"/>
        <table:content-validation table:name="val5" table:condition="of: and cell-content-is-between(OR(NOT(ISERROR(DATEVALUE([.L2]))); AND(ISNUMBER([.L2]); LEFT(CELL(&quot;format&quot;; [.L2]))=&quot;D&quot;)),0)" table:allow-empty-cell="true" table:base-cell-address="Dataset.L2">
          <table:help-message table:display="true">
            <text:p>Enter a valid date</text:p>
          </table:help-message>
        </table:content-validation>
        <table:content-validation table:name="val6" table:condition="of:cell-content-is-in-list(&quot;freq:triennial&quot;;&quot;freq:biennial&quot;;&quot;freq:annual&quot;;&quot;freq:semiannual&quot;;&quot;freq:threeTimesAYear&quot;;&quot;freq:quarterly&quot;;&quot;freq:bimonthly&quot;;&quot;freq:monthly&quot;;&quot;freq:semimonthly&quot;;&quot;freq:biweekly&quot;;&quot;freq:threeTimesAMonth&quot;;&quot;freq:weekly&quot;;&quot;freq:semiweekly&quot;;&quot;freq:threeTimesAWeek&quot;;&quot;freq:daily&quot;;&quot;freq:continuous&quot;;&quot;freq:irregular&quot;)" table:allow-empty-cell="true" table:display-list="unsorted" table:base-cell-address="Dataset.O2"/>
        <table:content-validation table:name="val7" table:condition="of:cell-content-is-in-list(&quot;INTERNAL&quot;;&quot;OPEN&quot;;&quot;COMMERCIAL&quot;)" table:allow-empty-cell="true" table:display-list="unsorted" table:base-cell-address="Dataset.Q2"/>
        <table:content-validation table:name="val8" table:condition="of:cell-content-is-in-list(&quot;OFFICIAL&quot;;&quot;SECRET&quot;;&quot;TOP_SECRET&quot;;&quot;NOT_APPLICABLE&quot;)" table:allow-empty-cell="true" table:display-list="unsorted" table:base-cell-address="Dataset.R2"/>
        <table:content-validation table:name="val9" table:condition="of:cell-content-is-decimal-number() and cell-content()&gt;0" table:allow-empty-cell="true" table:base-cell-address="Dataset.AB2">
          <table:help-message table:display="true">
            <text:p>Enter a number greater than 0</text:p>
          </table:help-message>
        </table:content-validation>
        <table:content-validation table:name="val10" table:condition="of: and cell-content-is-between(IFERROR(isurl([.F2]); 1),0)" table:allow-empty-cell="true" table:base-cell-address="DataService.F2">
          <table:help-message table:display="true">
            <text:p>Enter a valid URL</text:p>
          </table:help-message>
        </table:content-validation>
        <table:content-validation table:name="val11" table:condition="of: and cell-content-is-between(IFERROR(isemail([.H2]); 1),0)" table:allow-empty-cell="true" table:base-cell-address="DataService.H2">
          <table:help-message table:display="true">
            <text:p>Enter a valid email</text:p>
          </table:help-message>
        </table:content-validation>
        <table:content-validation table:name="val12" table:condition="of:cell-content-is-in-list([$Organisations.$E$2:.$E1000])" table:allow-empty-cell="true" table:display-list="unsorted" table:base-cell-address="DataService.I2"/>
        <table:content-validation table:name="val13" table:condition="of:cell-content-is-in-list(#ref!)" table:allow-empty-cell="true" table:display-list="unsorted" table:base-cell-address="DataService.I3"/>
        <table:content-validation table:name="val14" table:condition="of: and cell-content-is-between(OR(NOT(ISERROR(DATEVALUE([.L2]))); AND(ISNUMBER([.L2]); LEFT(CELL(&quot;format&quot;; [.L2]))=&quot;D&quot;)),0)" table:allow-empty-cell="true" table:base-cell-address="DataService.L2">
          <table:help-message table:display="true">
            <text:p>Enter a valid date</text:p>
          </table:help-message>
        </table:content-validation>
        <table:content-validation table:name="val15" table:condition="of:cell-content-is-in-list(&quot;INTERNAL&quot;;&quot;OPEN&quot;;&quot;COMMERCIAL&quot;)" table:allow-empty-cell="true" table:display-list="unsorted" table:base-cell-address="DataService.P2"/>
        <table:content-validation table:name="val16" table:condition="of:cell-content-is-in-list(&quot;OFFICIAL&quot;;&quot;SECRET&quot;;&quot;TOP_SECRET&quot;;&quot;NOT_APPLICABLE&quot;)" table:allow-empty-cell="true" table:display-list="unsorted" table:base-cell-address="DataService.Q2"/>
        <table:content-validation table:name="val17" table:condition="of:cell-content-is-in-list(&quot;EVENT&quot;;&quot;REST&quot;;&quot;SOAP&quot;)" table:allow-empty-cell="true" table:display-list="unsorted" table:base-cell-address="DataService.T2"/>
        <table:content-validation table:name="val18" table:condition="of:cell-content-is-in-list(&quot;DISCOVERY&quot;;&quot;ALPHA&quot;;&quot;BETA&quot;;&quot;PRIVATE_BETA&quot;;&quot;PUBLIC_BETA&quot;;&quot;LIVE&quot;;&quot;DEPRECATED&quot;;&quot;WITHDRAWN&quot;)" table:allow-empty-cell="true" table:display-list="unsorted" table:base-cell-address="DataService.U2"/>
      </table:content-validations>
      <table:table table:name="Overview"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Example Return of an ESDA using the CSV template</text:p>
          </table:table-cell>
          <table:table-cell table:style-name="ce2" table:number-columns-repeated="25"/>
          <table:table-cell table:number-columns-repeated="998"/>
        </table:table-row>
        <table:table-row table:style-name="ro1">
          <table:table-cell table:style-name="ce2" table:number-columns-repeated="26"/>
          <table:table-cell table:number-columns-repeated="998"/>
        </table:table-row>
        <table:table-row table:style-name="ro1">
          <table:table-cell table:style-name="ce3" office:value-type="string" calcext:value-type="string">
            <text:p><text:a xlink:href="http://dm-mvp.soydaner.com/documents/learn/CSV_Bulk_Upload_Template_for_Data_Asset_Metadata.xlsx.ods" xlink:type="simple">This return is made using the provided CSV template.</text:a></text:p>
          </table:table-cell>
          <table:table-cell table:style-name="ce2" table:number-columns-repeated="25"/>
          <table:table-cell table:number-columns-repeated="998"/>
        </table:table-row>
        <table:table-row table:style-name="ro1">
          <table:table-cell table:style-name="ce2" table:number-columns-repeated="26"/>
          <table:table-cell table:number-columns-repeated="998"/>
        </table:table-row>
        <table:table-row table:style-name="ro1">
          <table:table-cell table:style-name="ce4" office:value-type="string" calcext:value-type="string">
            <text:p>The return provides details of one dataset and one data service. There are two rows in the dataset tab because there are two distributions of the dataset.</text:p>
          </table:table-cell>
          <table:table-cell table:style-name="ce2" table:number-columns-repeated="25"/>
          <table:table-cell table:number-columns-repeated="998"/>
        </table:table-row>
        <table:table-row table:style-name="ro1" table:number-rows-repeated="995">
          <table:table-cell table:style-name="ce2"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Publisher Details" table:style-name="ta2">
        <table:table-column table:style-name="co3" table:default-cell-style-name="Default"/>
        <table:table-column table:style-name="co2" table:number-columns-repeated="1023" table:default-cell-style-name="Default"/>
        <table:table-row table:style-name="ro1">
          <table:table-cell table:style-name="ce2" office:value-type="string" calcext:value-type="string">
            <text:p>Contact name</text:p>
          </table:table-cell>
          <table:table-cell table:style-name="ce2" office:value-type="string" calcext:value-type="string">
            <text:p>Zoe Leadbeater</text:p>
          </table:table-cell>
          <table:table-cell table:number-columns-repeated="2" table:style-name="ce2" office:value-type="string" calcext:value-type="string">
            <text:p>Alasdair Gray</text:p>
          </table:table-cell>
          <table:table-cell table:number-columns-repeated="1020"/>
        </table:table-row>
        <table:table-row table:style-name="ro1">
          <table:table-cell table:style-name="ce2" office:value-type="string" calcext:value-type="string">
            <text:p>Email</text:p>
          </table:table-cell>
          <table:table-cell table:style-name="ce2" office:value-type="string" calcext:value-type="string">
            <text:p>zoe.leadbeater@digital.cabinet-office.gov.uk</text:p>
          </table:table-cell>
          <table:table-cell table:number-columns-repeated="2" table:style-name="ce2" office:value-type="string" calcext:value-type="string">
            <text:p>alasdair.gray@digital.cabinet-office.gov.uk</text:p>
          </table:table-cell>
          <table:table-cell table:number-columns-repeated="1020"/>
        </table:table-row>
        <table:table-row table:style-name="ro1">
          <table:table-cell table:style-name="ce2" office:value-type="string" calcext:value-type="string">
            <text:p>Department</text:p>
          </table:table-cell>
          <table:table-cell table:number-columns-repeated="3" table:style-name="ce2" office:value-type="string" calcext:value-type="string">
            <text:p>TPXimpact</text:p>
          </table:table-cell>
          <table:table-cell table:number-columns-repeated="1020"/>
        </table:table-row>
        <table:table-row table:style-name="ro1">
          <table:table-cell table:style-name="ce2" office:value-type="string" calcext:value-type="string">
            <text:p>Creation date</text:p>
          </table:table-cell>
          <table:table-cell table:style-name="ce5" office:value-type="date" office:date-value="2023-07-28" calcext:value-type="date">
            <text:p>28-07-2023</text:p>
          </table:table-cell>
          <table:table-cell table:style-name="ce2" table:number-columns-repeated="2"/>
          <table:table-cell table:number-columns-repeated="1020"/>
        </table:table-row>
        <table:table-row table:style-name="ro1">
          <table:table-cell table:style-name="ce2" office:value-type="string" calcext:value-type="string">
            <text:p>Last modified date</text:p>
          </table:table-cell>
          <table:table-cell table:style-name="ce5" office:value-type="date" office:date-value="2023-07-28" calcext:value-type="date">
            <text:p>28-07-2023</text:p>
          </table:table-cell>
          <table:table-cell table:style-name="ce5" office:value-type="date" office:date-value="2023-08-02" calcext:value-type="date">
            <text:p>02-08-2023</text:p>
          </table:table-cell>
          <table:table-cell table:style-name="ce5" office:value-type="date" office:date-value="2023-09-21" calcext:value-type="date">
            <text:p>21-09-2023</text:p>
          </table:table-cell>
          <table:table-cell table:number-columns-repeated="1020"/>
        </table:table-row>
        <table:table-row table:style-name="ro1">
          <table:table-cell table:style-name="ce2" office:value-type="string" calcext:value-type="string">
            <text:p>Version</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number-columns-repeated="1020"/>
        </table:table-row>
        <table:table-row table:style-name="ro2" table:number-rows-repeated="1048569">
          <table:table-cell table:number-columns-repeated="1024"/>
        </table:table-row>
        <table:table-row table:style-name="ro2">
          <table:table-cell table:number-columns-repeated="1024"/>
        </table:table-row>
      </table:table>
      <table:table table:name="Dataset" table:style-name="ta3">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9"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7"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2" table:number-columns-repeated="995" table:default-cell-style-name="Default"/>
        <table:table-row table:style-name="ro3">
          <table:table-cell table:style-name="ce2" office:value-type="string" calcext:value-type="string">
            <text:p>Mandatory</text:p>
          </table:table-cell>
          <table:table-cell table:number-columns-repeated="2" table:style-name="ce2" office:value-type="string" calcext:value-type="string">
            <text:p>Recommended</text:p>
          </table:table-cell>
          <table:table-cell table:style-name="ce2" office:value-type="string" calcext:value-type="string">
            <text:p>Mandatory</text:p>
          </table:table-cell>
          <table:table-cell table:style-name="ce2" office:value-type="string" calcext:value-type="string">
            <text:p>Optional</text:p>
          </table:table-cell>
          <table:table-cell table:style-name="ce2" office:value-type="string" calcext:value-type="string">
            <text:p>Recommended</text:p>
          </table:table-cell>
          <table:table-cell table:number-columns-repeated="5" table:style-name="ce2" office:value-type="string" calcext:value-type="string">
            <text:p>Mandatory</text:p>
          </table:table-cell>
          <table:table-cell table:style-name="ce2" office:value-type="string" calcext:value-type="string">
            <text:p>Recommended</text:p>
          </table:table-cell>
          <table:table-cell table:style-name="ce2" office:value-type="string" calcext:value-type="string">
            <text:p>Mandatory</text:p>
          </table:table-cell>
          <table:table-cell table:style-name="ce2" office:value-type="string" calcext:value-type="string">
            <text:p>Optional</text:p>
          </table:table-cell>
          <table:table-cell table:number-columns-repeated="5" table:style-name="ce2" office:value-type="string" calcext:value-type="string">
            <text:p>Mandatory</text:p>
          </table:table-cell>
          <table:table-cell table:style-name="ce2" office:value-type="string" calcext:value-type="string">
            <text:p>Recommended</text:p>
          </table:table-cell>
          <table:table-cell table:style-name="ce2"/>
          <table:table-cell table:style-name="ce2" office:value-type="string" calcext:value-type="string">
            <text:p>Mandatory</text:p>
          </table:table-cell>
          <table:table-cell table:style-name="ce2" office:value-type="string" calcext:value-type="string">
            <text:p>Mandatory if applicable</text:p>
          </table:table-cell>
          <table:table-cell table:style-name="ce2" office:value-type="string" calcext:value-type="string">
            <text:p>Mandatory</text:p>
          </table:table-cell>
          <table:table-cell table:style-name="ce2" office:value-type="string" calcext:value-type="string">
            <text:p>Recommended</text:p>
          </table:table-cell>
          <table:table-cell table:style-name="ce2" office:value-type="string" calcext:value-type="string">
            <text:p>Optional</text:p>
          </table:table-cell>
          <table:table-cell table:style-name="ce2" office:value-type="string" calcext:value-type="string">
            <text:p>Mandatory</text:p>
          </table:table-cell>
          <table:table-cell table:style-name="ce2" office:value-type="string" calcext:value-type="string">
            <text:p>Recommended</text:p>
          </table:table-cell>
          <table:table-cell table:style-name="ce2" office:value-type="string" calcext:value-type="string">
            <text:p>Mandatory</text:p>
          </table:table-cell>
          <table:table-cell table:number-columns-repeated="995"/>
        </table:table-row>
        <table:table-row table:style-name="ro3">
          <table:table-cell table:style-name="ce7" office:value-type="string" calcext:value-type="string">
            <office:annotation draw:style-name="gr1" draw:text-style-name="P2" svg:width="824.66pt" svg:height="36pt" svg:x="295.34pt" svg:y="34.5pt" draw:caption-point-x="-11.54pt" draw:caption-point-y="-20.72pt">
              <dc:date>2023-10-10T00:00:00</dc:date>
              <text:p text:style-name="P1">One title must be provided. Avoid using acronyms.</text:p>
              <text:p text:style-name="P1">======</text:p>
            </office:annotation>
            <text:p><text:a xlink:href="https://co-cddo.github.io/ukgov-metadata-exchange-model/title/" xlink:type="simple">title</text:a></text:p>
          </table:table-cell>
          <table:table-cell table:style-name="ce7" office:value-type="string" calcext:value-type="string">
            <office:annotation draw:style-name="gr1" draw:text-style-name="P2" svg:width="591.31pt" svg:height="36pt" svg:x="576.28pt" svg:y="34.5pt" draw:caption-point-x="-11.54pt" draw:caption-point-y="-20.72pt">
              <dc:date>2023-10-10T00:00:00</dc:date>
              <text:p text:style-name="P1">Alternative titles should be entered as comma separated values</text:p>
              <text:p text:style-name="P1">======</text:p>
            </office:annotation>
            <text:p><text:a xlink:href="https://co-cddo.github.io/ukgov-metadata-exchange-model/alternativeTitle/" xlink:type="simple">alternativeTitle</text:a></text:p>
          </table:table-cell>
          <table:table-cell table:style-name="ce7" office:value-type="string" calcext:value-type="string">
            <office:annotation draw:style-name="gr1" draw:text-style-name="P2" svg:width="518.31pt" svg:height="36pt" svg:x="784.23pt" svg:y="34.5pt" draw:caption-point-x="-11.54pt" draw:caption-point-y="-20.72pt">
              <dc:date>2023-10-10T00:00:00</dc:date>
              <text:p text:style-name="P1">A short (240 character) summary of the data asset</text:p>
              <text:p text:style-name="P1">======</text:p>
            </office:annotation>
            <text:p><text:a xlink:href="https://co-cddo.github.io/ukgov-metadata-exchange-model/summary/" xlink:type="simple">summary</text:a></text:p>
          </table:table-cell>
          <table:table-cell table:style-name="ce7" office:value-type="string" calcext:value-type="string">
            <office:annotation draw:style-name="gr1" draw:text-style-name="P2" svg:width="327.06pt" svg:height="38.69pt" svg:x="1073.14pt" svg:y="33.17pt" draw:caption-point-x="-11.54pt" draw:caption-point-y="-19.39pt">
              <dc:date>2023-10-10T00:00:00</dc:date>
              <text:p text:style-name="P1">A detailed description of the dataset that will help others to understand the data that is contained.</text:p>
              <text:p text:style-name="P1">======</text:p>
            </office:annotation>
            <text:p><text:a xlink:href="https://co-cddo.github.io/ukgov-metadata-exchange-model/description/" xlink:type="simple">description</text:a></text:p>
          </table:table-cell>
          <table:table-cell table:style-name="ce7" office:value-type="string" calcext:value-type="string">
            <office:annotation draw:style-name="gr1" draw:text-style-name="P2" svg:width="423.89pt" svg:height="36pt" svg:x="1120pt" svg:y="34.5pt" draw:caption-point-x="-11.54pt" draw:caption-point-y="-20.72pt">
              <dc:date>2023-10-10T00:00:00</dc:date>
              <text:p text:style-name="P1">Comma separated list</text:p>
              <text:p text:style-name="P1">======</text:p>
            </office:annotation>
            <text:p><text:a xlink:href="https://co-cddo.github.io/ukgov-metadata-exchange-model/keyword/" xlink:type="simple">keyword</text:a></text:p>
          </table:table-cell>
          <table:table-cell table:style-name="ce7" table:content-validation-name="val1" office:value-type="string" calcext:value-type="string">
            <office:annotation draw:style-name="gr1" draw:text-style-name="P2" svg:width="496.89pt" svg:height="36pt" svg:x="1167.59pt" svg:y="34.5pt" draw:caption-point-x="-11.54pt" draw:caption-point-y="-20.72pt">
              <dc:date>2023-10-10T00:00:00</dc:date>
              <text:p text:style-name="P1">Comma separated list</text:p>
              <text:p text:style-name="P1">======</text:p>
            </office:annotation>
            <text:p><text:a xlink:href="https://co-cddo.github.io/ukgov-metadata-exchange-model/theme/" xlink:type="simple">theme</text:a></text:p>
          </table:table-cell>
          <table:table-cell table:style-name="ce7" office:value-type="string" calcext:value-type="string">
            <text:p><text:a xlink:href="https://co-cddo.github.io/ukgov-metadata-exchange-model/contactName/" xlink:type="simple">contactPoint_contactName</text:a></text:p>
          </table:table-cell>
          <table:table-cell table:style-name="ce7" table:content-validation-name="val2" office:value-type="string" calcext:value-type="string">
            <text:p><text:a xlink:href="https://co-cddo.github.io/ukgov-metadata-exchange-model/email/" xlink:type="simple">contactPoint_email</text:a></text:p>
          </table:table-cell>
          <table:table-cell table:style-name="ce7" table:content-validation-name="val3" office:value-type="string" calcext:value-type="string">
            <text:p><text:a xlink:href="https://co-cddo.github.io/ukgov-metadata-exchange-model/publisher/" xlink:type="simple">publisher</text:a></text:p>
          </table:table-cell>
          <table:table-cell table:style-name="ce7" table:content-validation-name="val3" office:value-type="string" calcext:value-type="string">
            <text:p><text:a xlink:href="https://co-cddo.github.io/ukgov-metadata-exchange-model/creator/" xlink:type="simple">creator</text:a></text:p>
          </table:table-cell>
          <table:table-cell table:style-name="ce8" office:value-type="string" calcext:value-type="string">
            <text:p><text:a xlink:href="https://co-cddo.github.io/ukgov-metadata-exchange-model/version/" xlink:type="simple">version</text:a></text:p>
          </table:table-cell>
          <table:table-cell table:style-name="ce10" table:content-validation-name="val5" office:value-type="string" calcext:value-type="string">
            <text:p><text:a xlink:href="https://co-cddo.github.io/ukgov-metadata-exchange-model/issued/" xlink:type="simple">issued</text:a></text:p>
          </table:table-cell>
          <table:table-cell table:style-name="ce10" table:content-validation-name="val5" office:value-type="string" calcext:value-type="string">
            <text:p><text:a xlink:href="https://co-cddo.github.io/ukgov-metadata-exchange-model/modified/" xlink:type="simple">modified</text:a></text:p>
          </table:table-cell>
          <table:table-cell table:style-name="ce7" table:content-validation-name="val5" office:value-type="string" calcext:value-type="string">
            <text:p><text:a xlink:href="https://co-cddo.github.io/ukgov-metadata-exchange-model/created/" xlink:type="simple">created</text:a></text:p>
          </table:table-cell>
          <table:table-cell table:style-name="ce7" table:content-validation-name="val6" office:value-type="string" calcext:value-type="string">
            <text:p><text:a xlink:href="https://co-cddo.github.io/ukgov-metadata-exchange-model/updateFrequency/" xlink:type="simple">updateFrequency</text:a></text:p>
          </table:table-cell>
          <table:table-cell table:style-name="ce7" office:value-type="string" calcext:value-type="string">
            <text:p><text:a xlink:href="https://co-cddo.github.io/ukgov-metadata-exchange-model/licence/" xlink:type="simple">licence</text:a></text:p>
          </table:table-cell>
          <table:table-cell table:style-name="ce7" table:content-validation-name="val7" office:value-type="string" calcext:value-type="string">
            <text:p><text:a xlink:href="https://co-cddo.github.io/ukgov-metadata-exchange-model/accessRights/" xlink:type="simple">accessRights</text:a></text:p>
          </table:table-cell>
          <table:table-cell table:style-name="ce7" table:content-validation-name="val8" office:value-type="string" calcext:value-type="string">
            <text:p><text:a xlink:href="https://co-cddo.github.io/ukgov-metadata-exchange-model/securityClassification/" xlink:type="simple">securityClassification</text:a></text:p>
          </table:table-cell>
          <table:table-cell table:style-name="ce7" office:value-type="string" calcext:value-type="string">
            <text:p><text:a xlink:href="https://co-cddo.github.io/ukgov-metadata-exchange-model/identifier/" xlink:type="simple">identifier</text:a></text:p>
          </table:table-cell>
          <table:table-cell table:style-name="ce7" office:value-type="string" calcext:value-type="string">
            <text:p><text:a xlink:href="https://co-cddo.github.io/ukgov-metadata-exchange-model/relatedResource/" xlink:type="simple">relatedResource</text:a></text:p>
          </table:table-cell>
          <table:table-cell table:style-name="ce2"/>
          <table:table-cell table:style-name="ce7" office:value-type="string" calcext:value-type="string">
            <text:p><text:a xlink:href="https://co-cddo.github.io/ukgov-metadata-exchange-model/title/" xlink:type="simple">distribution_title</text:a></text:p>
          </table:table-cell>
          <table:table-cell table:style-name="ce7" office:value-type="string" calcext:value-type="string">
            <text:p><text:a xlink:href="https://co-cddo.github.io/ukgov-metadata-exchange-model/accessService/" xlink:type="simple">distribution_accessService</text:a></text:p>
          </table:table-cell>
          <table:table-cell table:style-name="ce7" office:value-type="string" calcext:value-type="string">
            <text:p><text:a xlink:href="https://co-cddo.github.io/ukgov-metadata-exchange-model/identifier/" xlink:type="simple">distribution_identifier</text:a></text:p>
          </table:table-cell>
          <table:table-cell table:style-name="ce7" table:content-validation-name="val5" office:value-type="string" calcext:value-type="string">
            <text:p><text:a xlink:href="https://co-cddo.github.io/ukgov-metadata-exchange-model/modified/" xlink:type="simple">distribution_modified</text:a></text:p>
          </table:table-cell>
          <table:table-cell table:style-name="ce7" table:content-validation-name="val5" office:value-type="string" calcext:value-type="string">
            <text:p><text:a xlink:href="https://co-cddo.github.io/ukgov-metadata-exchange-model/issued/" xlink:type="simple">distribution_issued</text:a></text:p>
          </table:table-cell>
          <table:table-cell table:style-name="ce7" office:value-type="string" calcext:value-type="string">
            <text:p><text:a xlink:href="https://co-cddo.github.io/ukgov-metadata-exchange-model/licence/" xlink:type="simple">distribution_licence</text:a></text:p>
          </table:table-cell>
          <table:table-cell table:style-name="ce7" table:content-validation-name="val9" office:value-type="string" calcext:value-type="string">
            <text:p><text:a xlink:href="https://co-cddo.github.io/ukgov-metadata-exchange-model/byteSize/" xlink:type="simple">distribution_byteSize</text:a></text:p>
          </table:table-cell>
          <table:table-cell table:style-name="ce7" office:value-type="string" calcext:value-type="string">
            <text:p><text:a xlink:href="https://co-cddo.github.io/ukgov-metadata-exchange-model/mediaType/" xlink:type="simple">distribution_mediaType</text:a></text:p>
          </table:table-cell>
          <table:table-cell table:number-columns-repeated="995"/>
        </table:table-row>
        <table:table-row table:style-name="ro3">
          <table:table-cell table:style-name="ce4" office:value-type="string" calcext:value-type="string">
            <text:p>OS Postcodes Data</text:p>
          </table:table-cell>
          <table:table-cell table:style-name="ce4"/>
          <table:table-cell table:style-name="ce4" office:value-type="string" calcext:value-type="string">
            <text:p>Free and open postcode location data. Can be used for geographical analysis, simple route planning, asset management and much more.</text:p>
          </table:table-cell>
          <table:table-cell table:style-name="ce4" office:value-type="string" calcext:value-type="string">
            <text:p>The United Kingdom's (England, Scotland, Wales, Northern Ireland) postcodes represented as points and polygons. This data is often used for service delivery and statistical analysis. OS Postcodes Data is made available in a number of Ordnance Survey Products: Codepoint (point geometry), Codepoint Open (point geometry) and Codepoint with Polygons (polygon geometry). The postcode is sourced from Royal Mail. The polygon geometry is calculated using address geometry provided by Local Authority Land and Property Gazetteer custodians as a base.</text:p>
          </table:table-cell>
          <table:table-cell table:style-name="ce4" office:value-type="string" calcext:value-type="string">
            <text:p>Postcode, Address</text:p>
          </table:table-cell>
          <table:table-cell table:style-name="ce3" table:content-validation-name="val1" office:value-type="string" calcext:value-type="string">
            <text:p><text:a xlink:href="https://www.data.gov.uk/search?filters%5Btopic%5D=Mapping" xlink:type="simple">https://www.data.gov.uk/search?filters%5Btopic%5D=Mapping</text:a></text:p>
          </table:table-cell>
          <table:table-cell table:style-name="ce4" office:value-type="string" calcext:value-type="string">
            <text:p>Ordnance Survey Customer Service Centre</text:p>
          </table:table-cell>
          <table:table-cell table:style-name="ce4" table:content-validation-name="val2" office:value-type="string" calcext:value-type="string">
            <text:p>customerservices@os.uk</text:p>
          </table:table-cell>
          <table:table-cell table:style-name="ce4" table:content-validation-name="val4" office:value-type="string" calcext:value-type="string">
            <text:p>department-for-work-pensions</text:p>
          </table:table-cell>
          <table:table-cell table:style-name="ce4" table:content-validation-name="val4" office:value-type="string" calcext:value-type="string">
            <text:p>ordnance-survey</text:p>
          </table:table-cell>
          <table:table-cell table:style-name="ce9" office:value-type="date" office:date-value="2023-02-01" calcext:value-type="date">
            <text:p>2023-02</text:p>
          </table:table-cell>
          <table:table-cell table:style-name="ce11" table:content-validation-name="val5" office:value-type="date" office:date-value="2022-02-01" calcext:value-type="date">
            <text:p>2022-02-01</text:p>
          </table:table-cell>
          <table:table-cell table:style-name="ce11" table:content-validation-name="val5" office:value-type="date" office:date-value="2023-02-01" calcext:value-type="date">
            <text:p>2023-02-01</text:p>
          </table:table-cell>
          <table:table-cell table:style-name="ce4" table:content-validation-name="val5"/>
          <table:table-cell table:style-name="ce4" table:content-validation-name="val6" office:value-type="string" calcext:value-type="string">
            <text:p>freq:quarterly</text:p>
          </table:table-cell>
          <table:table-cell table:style-name="ce3" office:value-type="string" calcext:value-type="string">
            <text:p><text:a xlink:href="http://www.nationalarchives.gov.uk/doc/open-government-licence/version/3/" xlink:type="simple">http://www.nationalarchives.gov.uk/doc/open-government-licence/version/3/</text:a></text:p>
          </table:table-cell>
          <table:table-cell table:style-name="ce4" table:content-validation-name="val7" office:value-type="string" calcext:value-type="string">
            <text:p>OPEN</text:p>
          </table:table-cell>
          <table:table-cell table:style-name="ce4" table:content-validation-name="val8" office:value-type="string" calcext:value-type="string">
            <text:p>OFFICIAL</text:p>
          </table:table-cell>
          <table:table-cell table:style-name="ce3" office:value-type="string" calcext:value-type="string">
            <text:p><text:a xlink:href="https://www.data.gov.uk/dataset/2dfb82b4-741a-4b93-807e-11abb4bb0875/os-postcodes-data" xlink:type="simple">https://www.data.gov.uk/dataset/2dfb82b4-741a-4b93-807e-11abb4bb0875/os-postcodes-data</text:a></text:p>
          </table:table-cell>
          <table:table-cell table:style-name="ce4" table:number-columns-repeated="2"/>
          <table:table-cell table:style-name="ce4" office:value-type="string" calcext:value-type="string">
            <text:p>Code-Point® Open - CSV GB</text:p>
          </table:table-cell>
          <table:table-cell table:style-name="ce4" office:value-type="string" calcext:value-type="string">
            <text:p>retirement-bereavement-care-address-lookup-location-service-v2.0.0</text:p>
          </table:table-cell>
          <table:table-cell table:style-name="ce3" office:value-type="string" calcext:value-type="string">
            <text:p><text:a xlink:href="https://api.os.uk/downloads/v1/products/CodePointOpen/downloads?area=GB&amp;format=CSV&amp;redirect," xlink:type="simple">https://api.os.uk/downloads/v1/products/CodePointOpen/downloads?area=GB&amp;format=CSV&amp;redirect,</text:a></text:p>
          </table:table-cell>
          <table:table-cell table:style-name="ce4" table:content-validation-name="val5" table:number-columns-repeated="2"/>
          <table:table-cell table:style-name="ce4"/>
          <table:table-cell table:style-name="ce12" table:content-validation-name="val9" office:value-type="float" office:value="14330000" calcext:value-type="float">
            <text:p>14330000</text:p>
          </table:table-cell>
          <table:table-cell table:style-name="ce4" office:value-type="string" calcext:value-type="string">
            <text:p>text/csv</text:p>
          </table:table-cell>
          <table:table-cell table:number-columns-repeated="995"/>
        </table:table-row>
        <table:table-row table:style-name="ro3">
          <table:table-cell table:style-name="ce4" office:value-type="string" calcext:value-type="string">
            <text:p>OS Postcodes Data</text:p>
          </table:table-cell>
          <table:table-cell table:style-name="ce4"/>
          <table:table-cell table:style-name="ce4" office:value-type="string" calcext:value-type="string">
            <text:p>Free and open postcode location data. Can be used for geographical analysis, simple route planning, asset management and much more.</text:p>
          </table:table-cell>
          <table:table-cell table:style-name="ce4" office:value-type="string" calcext:value-type="string">
            <text:p>The United Kingdom's (England, Scotland, Wales, Northern Ireland) postcodes represented as points and polygons. This data is often used for service delivery and statistical analysis. OS Postcodes Data is made available in a number of Ordnance Survey Products: Codepoint (point geometry), Codepoint Open (point geometry) and Codepoint with Polygons (polygon geometry). The postcode is sourced from Royal Mail. The polygon geometry is calculated using address geometry provided by Local Authority Land and Property Gazetteer custodians as a base.</text:p>
          </table:table-cell>
          <table:table-cell table:style-name="ce4" office:value-type="string" calcext:value-type="string">
            <text:p>Postcode, Address</text:p>
          </table:table-cell>
          <table:table-cell table:style-name="ce3" table:content-validation-name="val1" office:value-type="string" calcext:value-type="string">
            <text:p><text:a xlink:href="https://www.data.gov.uk/search?filters%5Btopic%5D=Mapping" xlink:type="simple">https://www.data.gov.uk/search?filters%5Btopic%5D=Mapping</text:a></text:p>
          </table:table-cell>
          <table:table-cell table:style-name="ce4" office:value-type="string" calcext:value-type="string">
            <text:p>Ordnance Survey Customer Service Centre</text:p>
          </table:table-cell>
          <table:table-cell table:style-name="ce4" table:content-validation-name="val2" office:value-type="string" calcext:value-type="string">
            <text:p>customerservices@os.uk</text:p>
          </table:table-cell>
          <table:table-cell table:style-name="ce4" table:content-validation-name="val4" office:value-type="string" calcext:value-type="string">
            <text:p>department-for-work-pensions</text:p>
          </table:table-cell>
          <table:table-cell table:style-name="ce4" table:content-validation-name="val4" office:value-type="string" calcext:value-type="string">
            <text:p>ordnance-survey</text:p>
          </table:table-cell>
          <table:table-cell table:style-name="ce9" office:value-type="date" office:date-value="2023-02-01" calcext:value-type="date">
            <text:p>2023-02</text:p>
          </table:table-cell>
          <table:table-cell table:style-name="ce11" table:content-validation-name="val5" office:value-type="date" office:date-value="2022-02-01" calcext:value-type="date">
            <text:p>2022-02-01</text:p>
          </table:table-cell>
          <table:table-cell table:style-name="ce11" table:content-validation-name="val5" office:value-type="date" office:date-value="2023-02-01" calcext:value-type="date">
            <text:p>2023-02-01</text:p>
          </table:table-cell>
          <table:table-cell table:style-name="ce4" table:content-validation-name="val5"/>
          <table:table-cell table:style-name="ce4" table:content-validation-name="val6" office:value-type="string" calcext:value-type="string">
            <text:p>freq:quarterly</text:p>
          </table:table-cell>
          <table:table-cell table:style-name="ce3" office:value-type="string" calcext:value-type="string">
            <text:p><text:a xlink:href="http://www.nationalarchives.gov.uk/doc/open-government-licence/version/3/" xlink:type="simple">http://www.nationalarchives.gov.uk/doc/open-government-licence/version/3/</text:a></text:p>
          </table:table-cell>
          <table:table-cell table:style-name="ce4" table:content-validation-name="val7" office:value-type="string" calcext:value-type="string">
            <text:p>OPEN</text:p>
          </table:table-cell>
          <table:table-cell table:style-name="ce4" table:content-validation-name="val8" office:value-type="string" calcext:value-type="string">
            <text:p>OFFICIAL</text:p>
          </table:table-cell>
          <table:table-cell table:style-name="ce3" office:value-type="string" calcext:value-type="string">
            <text:p><text:a xlink:href="https://www.data.gov.uk/dataset/2dfb82b4-741a-4b93-807e-11abb4bb0875/os-postcodes-data" xlink:type="simple">https://www.data.gov.uk/dataset/2dfb82b4-741a-4b93-807e-11abb4bb0875/os-postcodes-data</text:a></text:p>
          </table:table-cell>
          <table:table-cell table:style-name="ce4" table:number-columns-repeated="2"/>
          <table:table-cell table:style-name="ce4" office:value-type="string" calcext:value-type="string">
            <text:p>Code-Point® Open - GeoPackage GB</text:p>
          </table:table-cell>
          <table:table-cell table:style-name="ce4" office:value-type="string" calcext:value-type="string">
            <text:p>retirement-bereavement-care-address-lookup-location-service-v2.0.0</text:p>
          </table:table-cell>
          <table:table-cell table:style-name="ce3" office:value-type="string" calcext:value-type="string">
            <text:p><text:a xlink:href="https://api.os.uk/downloads/v1/products/CodePointOpen/downloads?area=GB&amp;format=GeoPackage&amp;redirect" xlink:type="simple">https://api.os.uk/downloads/v1/products/CodePointOpen/downloads?area=GB&amp;format=GeoPackage&amp;redirect</text:a></text:p>
          </table:table-cell>
          <table:table-cell table:style-name="ce4" table:content-validation-name="val5" table:number-columns-repeated="2"/>
          <table:table-cell table:style-name="ce4"/>
          <table:table-cell table:style-name="ce12" table:content-validation-name="val9" office:value-type="float" office:value="55410000" calcext:value-type="float">
            <text:p>55410000</text:p>
          </table:table-cell>
          <table:table-cell table:style-name="ce4" office:value-type="string" calcext:value-type="string">
            <text:p>application/geopackage+sqlite3</text:p>
          </table:table-cell>
          <table:table-cell table:number-columns-repeated="995"/>
        </table:table-row>
        <table:table-row table:style-name="ro3">
          <table:table-cell table:style-name="ce4" table:number-columns-repeated="5"/>
          <table:table-cell table:style-name="ce4" table:content-validation-name="val1"/>
          <table:table-cell table:style-name="ce4"/>
          <table:table-cell table:style-name="ce4" table:content-validation-name="val2"/>
          <table:table-cell table:style-name="ce4" table:content-validation-name="val4" table:number-columns-repeated="2"/>
          <table:table-cell table:style-name="ce4"/>
          <table:table-cell table:style-name="ce4" table:content-validation-name="val5" table:number-columns-repeated="3"/>
          <table:table-cell table:style-name="ce4" table:content-validation-name="val6"/>
          <table:table-cell table:style-name="ce4"/>
          <table:table-cell table:style-name="ce4" table:content-validation-name="val7"/>
          <table:table-cell table:style-name="ce4" table:content-validation-name="val8"/>
          <table:table-cell table:style-name="ce4" table:number-columns-repeated="6"/>
          <table:table-cell table:style-name="ce4" table:content-validation-name="val5" table:number-columns-repeated="2"/>
          <table:table-cell table:style-name="ce4"/>
          <table:table-cell table:style-name="ce4" table:content-validation-name="val9"/>
          <table:table-cell table:style-name="ce4"/>
          <table:table-cell table:number-columns-repeated="995"/>
        </table:table-row>
        <table:table-row table:style-name="ro3" table:number-rows-repeated="216">
          <table:table-cell table:style-name="ce4" table:number-columns-repeated="5"/>
          <table:table-cell table:style-name="ce4" table:content-validation-name="val1"/>
          <table:table-cell table:style-name="ce4"/>
          <table:table-cell table:style-name="ce4" table:content-validation-name="val2"/>
          <table:table-cell table:style-name="ce4" table:content-validation-name="val4" table:number-columns-repeated="2"/>
          <table:table-cell table:style-name="ce4"/>
          <table:table-cell table:style-name="ce4" table:content-validation-name="val5" table:number-columns-repeated="3"/>
          <table:table-cell table:style-name="ce4" table:content-validation-name="val6"/>
          <table:table-cell table:style-name="ce4"/>
          <table:table-cell table:style-name="ce4" table:content-validation-name="val7"/>
          <table:table-cell table:style-name="ce4" table:content-validation-name="val8"/>
          <table:table-cell table:style-name="ce4" table:number-columns-repeated="6"/>
          <table:table-cell table:style-name="ce4" table:content-validation-name="val5" table:number-columns-repeated="2"/>
          <table:table-cell table:style-name="ce4"/>
          <table:table-cell table:style-name="ce4" table:content-validation-name="val9"/>
          <table:table-cell table:style-name="ce4"/>
          <table:table-cell table:number-columns-repeated="995"/>
        </table:table-row>
        <table:table-row table:style-name="ro3" table:number-rows-repeated="780">
          <table:table-cell table:style-name="ce2" table:number-columns-repeated="5"/>
          <table:table-cell table:style-name="ce2" table:content-validation-name="val1"/>
          <table:table-cell table:style-name="ce2"/>
          <table:table-cell table:style-name="ce2" table:content-validation-name="val2"/>
          <table:table-cell table:style-name="ce2" table:content-validation-name="val4" table:number-columns-repeated="2"/>
          <table:table-cell table:style-name="ce2"/>
          <table:table-cell table:style-name="ce2" table:content-validation-name="val5" table:number-columns-repeated="3"/>
          <table:table-cell table:style-name="ce2" table:content-validation-name="val6"/>
          <table:table-cell table:style-name="ce2"/>
          <table:table-cell table:style-name="ce2" table:content-validation-name="val7"/>
          <table:table-cell table:style-name="ce2" table:content-validation-name="val8"/>
          <table:table-cell table:style-name="ce2" table:number-columns-repeated="6"/>
          <table:table-cell table:style-name="ce2" table:content-validation-name="val5" table:number-columns-repeated="2"/>
          <table:table-cell table:style-name="ce2"/>
          <table:table-cell table:style-name="ce2" table:content-validation-name="val9"/>
          <table:table-cell table:style-name="ce2"/>
          <table:table-cell table:number-columns-repeated="995"/>
        </table:table-row>
        <table:table-row table:style-name="ro2" table:number-rows-repeated="1047574">
          <table:table-cell table:number-columns-repeated="1024"/>
        </table:table-row>
        <table:table-row table:style-name="ro2">
          <table:table-cell table:number-columns-repeated="1024"/>
        </table:table-row>
      </table:table>
      <table:table table:name="DataService" table:style-name="ta4">
        <table:table-column table:style-name="co4" table:default-cell-style-name="Default"/>
        <table:table-column table:style-name="co5" table:default-cell-style-name="Default"/>
        <table:table-column table:style-name="co31"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9" table:number-columns-repeated="4" table:default-cell-style-name="Default"/>
        <table:table-column table:style-name="co18" table:default-cell-style-name="Default"/>
        <table:table-column table:style-name="co19" table:default-cell-style-name="Default"/>
        <table:table-column table:style-name="co20" table:default-cell-style-name="Default"/>
        <table:table-column table:style-name="co32" table:default-cell-style-name="Default"/>
        <table:table-column table:style-name="co21" table:default-cell-style-name="Default"/>
        <table:table-column table:style-name="co33" table:default-cell-style-name="Default"/>
        <table:table-column table:style-name="co34" table:number-columns-repeated="2" table:default-cell-style-name="Default"/>
        <table:table-column table:style-name="co35" table:default-cell-style-name="Default"/>
        <table:table-column table:style-name="co36" table:default-cell-style-name="Default"/>
        <table:table-column table:style-name="co2" table:number-columns-repeated="1000" table:default-cell-style-name="Default"/>
        <table:table-row table:style-name="ro3">
          <table:table-cell table:style-name="ce2" office:value-type="string" calcext:value-type="string">
            <text:p>Mandatory</text:p>
          </table:table-cell>
          <table:table-cell table:number-columns-repeated="2" table:style-name="ce2" office:value-type="string" calcext:value-type="string">
            <text:p>Recommended</text:p>
          </table:table-cell>
          <table:table-cell table:style-name="ce2" office:value-type="string" calcext:value-type="string">
            <text:p>Mandatory</text:p>
          </table:table-cell>
          <table:table-cell table:style-name="ce2" office:value-type="string" calcext:value-type="string">
            <text:p>Optional</text:p>
          </table:table-cell>
          <table:table-cell table:style-name="ce2" office:value-type="string" calcext:value-type="string">
            <text:p>Recommended</text:p>
          </table:table-cell>
          <table:table-cell table:number-columns-repeated="5" table:style-name="ce2" office:value-type="string" calcext:value-type="string">
            <text:p>Mandatory</text:p>
          </table:table-cell>
          <table:table-cell table:style-name="ce2" office:value-type="string" calcext:value-type="string">
            <text:p>Recommended</text:p>
          </table:table-cell>
          <table:table-cell table:style-name="ce2" office:value-type="string" calcext:value-type="string">
            <text:p>Mandatory</text:p>
          </table:table-cell>
          <table:table-cell table:style-name="ce2" office:value-type="string" calcext:value-type="string">
            <text:p>Optional</text:p>
          </table:table-cell>
          <table:table-cell table:number-columns-repeated="5" table:style-name="ce2" office:value-type="string" calcext:value-type="string">
            <text:p>Mandatory</text:p>
          </table:table-cell>
          <table:table-cell table:style-name="ce2" office:value-type="string" calcext:value-type="string">
            <text:p>Recommended</text:p>
          </table:table-cell>
          <table:table-cell table:style-name="ce2" office:value-type="string" calcext:value-type="string">
            <text:p>Mandatory</text:p>
          </table:table-cell>
          <table:table-cell table:style-name="ce2" office:value-type="string" calcext:value-type="string">
            <text:p>Optional</text:p>
          </table:table-cell>
          <table:table-cell table:style-name="ce2" office:value-type="string" calcext:value-type="string">
            <text:p>Mandatory</text:p>
          </table:table-cell>
          <table:table-cell table:style-name="ce2" office:value-type="string" calcext:value-type="string">
            <text:p>Recommended</text:p>
          </table:table-cell>
          <table:table-cell table:number-columns-repeated="1000"/>
        </table:table-row>
        <table:table-row table:style-name="ro3">
          <table:table-cell table:style-name="ce7" office:value-type="string" calcext:value-type="string">
            <office:annotation draw:style-name="gr1" draw:text-style-name="P2" svg:width="890.56pt" svg:height="36pt" svg:x="295.34pt" svg:y="34.5pt" draw:caption-point-x="-11.54pt" draw:caption-point-y="-20.72pt">
              <dc:date>2023-10-10T00:00:00</dc:date>
              <text:p text:style-name="P1">One title must be provided. Avoid using acronyms.</text:p>
              <text:p text:style-name="P1">======</text:p>
            </office:annotation>
            <text:p><text:a xlink:href="https://co-cddo.github.io/ukgov-metadata-exchange-model/title/" xlink:type="simple">title</text:a></text:p>
          </table:table-cell>
          <table:table-cell table:style-name="ce7" office:value-type="string" calcext:value-type="string">
            <office:annotation draw:style-name="gr1" draw:text-style-name="P2" svg:width="657.21pt" svg:height="36pt" svg:x="576.28pt" svg:y="34.5pt" draw:caption-point-x="-11.54pt" draw:caption-point-y="-20.72pt">
              <dc:date>2023-10-10T00:00:00</dc:date>
              <text:p text:style-name="P1">Alternative titles should be entered as comma separated values</text:p>
              <text:p text:style-name="P1">======</text:p>
            </office:annotation>
            <text:p><text:a xlink:href="https://co-cddo.github.io/ukgov-metadata-exchange-model/alternativeTitle/" xlink:type="simple">alternativeTitle</text:a></text:p>
          </table:table-cell>
          <table:table-cell table:style-name="ce7" office:value-type="string" calcext:value-type="string">
            <office:annotation draw:style-name="gr1" draw:text-style-name="P2" svg:width="518.31pt" svg:height="36pt" svg:x="850.14pt" svg:y="34.5pt" draw:caption-point-x="-11.54pt" draw:caption-point-y="-20.72pt">
              <dc:date>2023-10-10T00:00:00</dc:date>
              <text:p text:style-name="P1">A short (240 character) summary of the data asset</text:p>
              <text:p text:style-name="P1">======</text:p>
            </office:annotation>
            <text:p><text:a xlink:href="https://co-cddo.github.io/ukgov-metadata-exchange-model/summary/" xlink:type="simple">summary</text:a></text:p>
          </table:table-cell>
          <table:table-cell table:style-name="ce7" office:value-type="string" calcext:value-type="string">
            <office:annotation draw:style-name="gr1" draw:text-style-name="P2" svg:width="327.03pt" svg:height="38.69pt" svg:x="1139.05pt" svg:y="33.17pt" draw:caption-point-x="-11.54pt" draw:caption-point-y="-19.39pt">
              <dc:date>2023-10-10T00:00:00</dc:date>
              <text:p text:style-name="P1">A detailed description of the data service that will help others to understand the data that is contained.</text:p>
              <text:p text:style-name="P1">======</text:p>
            </office:annotation>
            <text:p><text:a xlink:href="https://co-cddo.github.io/ukgov-metadata-exchange-model/description/" xlink:type="simple">description</text:a></text:p>
          </table:table-cell>
          <table:table-cell table:style-name="ce7" office:value-type="string" calcext:value-type="string">
            <office:annotation draw:style-name="gr1" draw:text-style-name="P2" svg:width="423.89pt" svg:height="36pt" svg:x="1185.9pt" svg:y="34.5pt" draw:caption-point-x="-11.54pt" draw:caption-point-y="-20.72pt">
              <dc:date>2023-10-10T00:00:00</dc:date>
              <text:p text:style-name="P1">Comma separated list</text:p>
              <text:p text:style-name="P1">======</text:p>
            </office:annotation>
            <text:p><text:a xlink:href="https://co-cddo.github.io/ukgov-metadata-exchange-model/keyword/" xlink:type="simple">keyword</text:a></text:p>
          </table:table-cell>
          <table:table-cell table:style-name="ce7" table:content-validation-name="val10" office:value-type="string" calcext:value-type="string">
            <office:annotation draw:style-name="gr1" draw:text-style-name="P2" svg:width="496.89pt" svg:height="36pt" svg:x="1233.5pt" svg:y="34.5pt" draw:caption-point-x="-11.54pt" draw:caption-point-y="-20.72pt">
              <dc:date>2023-10-10T00:00:00</dc:date>
              <text:p text:style-name="P1">Comma separated list</text:p>
              <text:p text:style-name="P1">======</text:p>
            </office:annotation>
            <text:p><text:a xlink:href="https://co-cddo.github.io/ukgov-metadata-exchange-model/theme/" xlink:type="simple">theme</text:a></text:p>
          </table:table-cell>
          <table:table-cell table:style-name="ce7" office:value-type="string" calcext:value-type="string">
            <text:p><text:a xlink:href="https://co-cddo.github.io/ukgov-metadata-exchange-model/contactName/" xlink:type="simple">contactPoint_contactName</text:a></text:p>
          </table:table-cell>
          <table:table-cell table:style-name="ce7" table:content-validation-name="val11" office:value-type="string" calcext:value-type="string">
            <text:p><text:a xlink:href="https://co-cddo.github.io/ukgov-metadata-exchange-model/email/" xlink:type="simple">contactPoint_email</text:a></text:p>
          </table:table-cell>
          <table:table-cell table:style-name="ce7" table:content-validation-name="val12" office:value-type="string" calcext:value-type="string">
            <text:p><text:a xlink:href="https://co-cddo.github.io/ukgov-metadata-exchange-model/publisher/" xlink:type="simple">publisher</text:a></text:p>
          </table:table-cell>
          <table:table-cell table:style-name="ce7" table:content-validation-name="val12" office:value-type="string" calcext:value-type="string">
            <text:p><text:a xlink:href="https://co-cddo.github.io/ukgov-metadata-exchange-model/creator/" xlink:type="simple">creator</text:a></text:p>
          </table:table-cell>
          <table:table-cell table:style-name="ce7" office:value-type="string" calcext:value-type="string">
            <text:p><text:a xlink:href="https://co-cddo.github.io/ukgov-metadata-exchange-model/version/" xlink:type="simple">version</text:a></text:p>
          </table:table-cell>
          <table:table-cell table:style-name="ce10" table:content-validation-name="val14" office:value-type="string" calcext:value-type="string">
            <text:p><text:a xlink:href="https://co-cddo.github.io/ukgov-metadata-exchange-model/issued/" xlink:type="simple">issued</text:a></text:p>
          </table:table-cell>
          <table:table-cell table:style-name="ce10" table:content-validation-name="val14" office:value-type="string" calcext:value-type="string">
            <text:p><text:a xlink:href="https://co-cddo.github.io/ukgov-metadata-exchange-model/modified/" xlink:type="simple">modified</text:a></text:p>
          </table:table-cell>
          <table:table-cell table:style-name="ce7" table:content-validation-name="val14" office:value-type="string" calcext:value-type="string">
            <text:p><text:a xlink:href="https://co-cddo.github.io/ukgov-metadata-exchange-model/created/" xlink:type="simple">created</text:a></text:p>
          </table:table-cell>
          <table:table-cell table:style-name="ce7" office:value-type="string" calcext:value-type="string">
            <text:p><text:a xlink:href="https://co-cddo.github.io/ukgov-metadata-exchange-model/licence/" xlink:type="simple">licence</text:a></text:p>
          </table:table-cell>
          <table:table-cell table:style-name="ce7" table:content-validation-name="val15" office:value-type="string" calcext:value-type="string">
            <text:p><text:a xlink:href="https://co-cddo.github.io/ukgov-metadata-exchange-model/accessRights/" xlink:type="simple">accessRights</text:a></text:p>
          </table:table-cell>
          <table:table-cell table:style-name="ce7" table:content-validation-name="val16" office:value-type="string" calcext:value-type="string">
            <text:p><text:a xlink:href="https://co-cddo.github.io/ukgov-metadata-exchange-model/securityClassification/" xlink:type="simple">securityClassification</text:a></text:p>
          </table:table-cell>
          <table:table-cell table:style-name="ce7" office:value-type="string" calcext:value-type="string">
            <text:p><text:a xlink:href="https://co-cddo.github.io/ukgov-metadata-exchange-model/identifier/" xlink:type="simple">identifier</text:a></text:p>
          </table:table-cell>
          <table:table-cell table:style-name="ce7" office:value-type="string" calcext:value-type="string">
            <text:p><text:a xlink:href="https://co-cddo.github.io/ukgov-metadata-exchange-model/relatedResource/" xlink:type="simple">relatedResource</text:a></text:p>
          </table:table-cell>
          <table:table-cell table:style-name="ce7" table:content-validation-name="val17" office:value-type="string" calcext:value-type="string">
            <text:p><text:a xlink:href="https://co-cddo.github.io/ukgov-metadata-exchange-model/serviceType/" xlink:type="simple">serviceType</text:a></text:p>
          </table:table-cell>
          <table:table-cell table:style-name="ce7" table:content-validation-name="val18" office:value-type="string" calcext:value-type="string">
            <text:p><text:a xlink:href="https://co-cddo.github.io/ukgov-metadata-exchange-model/serviceStatus/" xlink:type="simple">serviceStatus</text:a></text:p>
          </table:table-cell>
          <table:table-cell table:style-name="ce7" table:content-validation-name="val10" office:value-type="string" calcext:value-type="string">
            <text:p><text:a xlink:href="https://co-cddo.github.io/ukgov-metadata-exchange-model/endpointURL/" xlink:type="simple">endpointURL</text:a></text:p>
          </table:table-cell>
          <table:table-cell table:style-name="ce7" table:content-validation-name="val10" office:value-type="string" calcext:value-type="string">
            <text:p><text:a xlink:href="https://co-cddo.github.io/ukgov-metadata-exchange-model/endpointDescription/" xlink:type="simple">endpointDescription</text:a></text:p>
          </table:table-cell>
          <table:table-cell table:style-name="ce7" office:value-type="string" calcext:value-type="string">
            <text:p><text:a xlink:href="https://co-cddo.github.io/ukgov-metadata-exchange-model/servesData/" xlink:type="simple">servesData</text:a></text:p>
          </table:table-cell>
          <table:table-cell table:number-columns-repeated="1000"/>
        </table:table-row>
        <table:table-row table:style-name="ro3">
          <table:table-cell table:style-name="ce4" office:value-type="string" calcext:value-type="string">
            <text:p>Address Lookup</text:p>
          </table:table-cell>
          <table:table-cell table:style-name="ce4"/>
          <table:table-cell table:style-name="ce4" office:value-type="string" calcext:value-type="string">
            <text:p>DWP single, strategic solution for looking up addresses including fuzzy search and UPRN.</text:p>
          </table:table-cell>
          <table:table-cell table:style-name="ce4" office:value-type="string" calcext:value-type="string">
            <text:p>The location-service provides endpoints to perform a range of address based queries for UK locations. The reference data used is provided by Ordnance Survey and covers Great Britain, Northern Ireland and the Channel Islands.\nThe API currently supports the following functions:\nPostcode Lookup and filtering\nFuzzy address searching\nUnique Property Reference Number (UPRN) lookup\nAddress matching\nData provided\n\nPostcode lookup and fuzzy address search\n\nThis endpoint serves as both the standard postcode lookup, and the fuzzy lookup. If you call the endpoint with just a search string query parameter, the service will perform a fuzzy search against your string and bring back the closest matching results.\n\nFor example, sending a request to the lookup endpoint with the search string “holy island castle”, will return the following address as the top result :\n \"NATIONAL TRUST\",\n\"LINDISFARNE CASTLE\",\n\"HOLY ISLAND\",\n\"BERWICK-UPON-TWEED\",\n\"TD15 2SH\"\n\nAlternatively, if you want to limit your search to a specific postcode, you can call the endpoint with the postcode query parameter set. If you call the endpoint with just the postcode, then the service will return all addresses for that postcode.\n\nIf you call the endpoint with both postcode, and search string, the service will return only addresses that match the provided postcode and search string.\n\nThere is also one further parameter for this endpoint (excludeBusiness), which if set will restrict the returned result list to non-commercial addresses.\n\nUnique Property Reference Number lookup\n\nThis endpoint will take a unique property reference number (UPRN) as a query parameter and return the specific address record for that ID if present in the data set. As the data set contains a snapshot of current addresses, it may be the case that UPRNs which are no longer valid get removed from the data set by Ordnance Survey.\n\nAddress matching\n\nThis endpoint provides an address matching function. It will take an unstructured address string along with a postcode and try to find an exact match in the data set. If the service can find an exact match, then that specific record will be returned. If no match is found, then no records are returned. This endpoint also uses fuzzy matching algorithms, which allow it to cope with spelling mistakes, transposed characters, and other errors within the search string</text:p>
          </table:table-cell>
          <table:table-cell table:style-name="ce4" office:value-type="string" calcext:value-type="string">
            <text:p>Address, Search, UPRN</text:p>
          </table:table-cell>
          <table:table-cell table:style-name="ce3" table:content-validation-name="val10" office:value-type="string" calcext:value-type="string">
            <text:p><text:a xlink:href="https://www.data.gov.uk/search?filters%5Btopic%5D=Mapping" xlink:type="simple">https://www.data.gov.uk/search?filters%5Btopic%5D=Mapping</text:a></text:p>
          </table:table-cell>
          <table:table-cell table:style-name="ce4"/>
          <table:table-cell table:style-name="ce4" table:content-validation-name="val11" office:value-type="string" calcext:value-type="string">
            <text:p>integration.technologyplatforms@dwp.gsi.gov.uk</text:p>
          </table:table-cell>
          <table:table-cell table:number-columns-repeated="2" table:style-name="ce4" table:content-validation-name="val13" office:value-type="string" calcext:value-type="string">
            <text:p>department-for-work-pensions</text:p>
          </table:table-cell>
          <table:table-cell table:style-name="ce4" office:value-type="string" calcext:value-type="string">
            <text:p>2.0.0</text:p>
          </table:table-cell>
          <table:table-cell table:number-columns-repeated="2" table:style-name="ce11" table:content-validation-name="val14" office:value-type="date" office:date-value="2023-01-30" calcext:value-type="date">
            <text:p>2023-01-30</text:p>
          </table:table-cell>
          <table:table-cell table:style-name="ce4" table:content-validation-name="val14"/>
          <table:table-cell table:style-name="ce3" office:value-type="string" calcext:value-type="string">
            <text:p><text:a xlink:href="https://opensource.org/license/isc-license-txt/" xlink:type="simple">https://opensource.org/license/isc-license-txt/</text:a></text:p>
          </table:table-cell>
          <table:table-cell table:style-name="ce4" table:content-validation-name="val15" office:value-type="string" calcext:value-type="string">
            <text:p>INTERNAL</text:p>
          </table:table-cell>
          <table:table-cell table:style-name="ce4" table:content-validation-name="val16" office:value-type="string" calcext:value-type="string">
            <text:p>OFFICIAL</text:p>
          </table:table-cell>
          <table:table-cell table:style-name="ce4" office:value-type="string" calcext:value-type="string">
            <text:p>fcbc4d3f-0c05-4857-b0e3-eeec6bfea3a1</text:p>
          </table:table-cell>
          <table:table-cell table:style-name="ce4"/>
          <table:table-cell table:style-name="ce4" table:content-validation-name="val17" office:value-type="string" calcext:value-type="string">
            <text:p>REST</text:p>
          </table:table-cell>
          <table:table-cell table:style-name="ce4" table:content-validation-name="val18" office:value-type="string" calcext:value-type="string">
            <text:p>LIVE</text:p>
          </table:table-cell>
          <table:table-cell table:style-name="ce4" table:content-validation-name="val10"/>
          <table:table-cell table:style-name="ce3" table:content-validation-name="val10" office:value-type="string" calcext:value-type="string">
            <text:p><text:a xlink:href="https://engineering.dwp.gov.uk/apis/docs" xlink:type="simple">https://engineering.dwp.gov.uk/apis/docs</text:a></text:p>
          </table:table-cell>
          <table:table-cell table:style-name="ce3" office:value-type="string" calcext:value-type="string">
            <text:p><text:a xlink:href="https://www.data.gov.uk/dataset/2dfb82b4-741a-4b93-807e-11abb4bb0875/os-postcodes-data,https://www.data.gov.uk/dataset/03d48dba-529b-4bd5-93a5-6d41d1b20ff9/national-address-gazetteer,https://www.data.gov.uk/dataset/92b32629-8ad4-43cb-9952-7d104971fa12/one-scotland-gazetteer" xlink:type="simple">https://www.data.gov.uk/dataset/2dfb82b4-741a-4b93-807e-11abb4bb0875/os-postcodes-data,https://www.data.gov.uk/dataset/03d48dba-529b-4bd5-93a5-6d41d1b20ff9/national-address-gazetteer,https://www.data.gov.uk/dataset/92b32629-8ad4-43cb-9952-7d104971fa12/one-scotland-gazetteer</text:a></text:p>
          </table:table-cell>
          <table:table-cell table:number-columns-repeated="1000"/>
        </table:table-row>
        <table:table-row table:style-name="ro3">
          <table:table-cell table:style-name="ce4" office:value-type="string" calcext:value-type="string">
            <text:p>Address Lookup</text:p>
          </table:table-cell>
          <table:table-cell table:style-name="ce4"/>
          <table:table-cell table:style-name="ce4" office:value-type="string" calcext:value-type="string">
            <text:p>DWP single, strategic solution for looking up addresses including fuzzy search and UPRN.</text:p>
          </table:table-cell>
          <table:table-cell table:style-name="ce4" office:value-type="string" calcext:value-type="string">
            <text:p>The location-service provides endpoints to perform a range of address based queries for UK locations. The reference data used is provided by Ordnance Survey and covers Great Britain, Northern Ireland and the Channel Islands.\nThe API currently supports the following functions:\nPostcode Lookup and filtering\nFuzzy address searching\nUnique Property Reference Number (UPRN) lookup\nAddress matching\nData provided\n\nPostcode lookup and fuzzy address search\n\nThis endpoint serves as both the standard postcode lookup, and the fuzzy lookup. If you call the endpoint with just a search string query parameter, the service will perform a fuzzy search against your string and bring back the closest matching results.\n\nFor example, sending a request to the lookup endpoint with the search string “holy island castle”, will return the following address as the top result :\n \"NATIONAL TRUST\",\n\"LINDISFARNE CASTLE\",\n\"HOLY ISLAND\",\n\"BERWICK-UPON-TWEED\",\n\"TD15 2SH\"\n\nAlternatively, if you want to limit your search to a specific postcode, you can call the endpoint with the postcode query parameter set. If you call the endpoint with just the postcode, then the service will return all addresses for that postcode.\n\nIf you call the endpoint with both postcode, and search string, the service will return only addresses that match the provided postcode and search string.\n\nThere is also one further parameter for this endpoint (excludeBusiness), which if set will restrict the returned result list to non-commercial addresses.\n\nUnique Property Reference Number lookup\n\nThis endpoint will take a unique property reference number (UPRN) as a query parameter and return the specific address record for that ID if present in the data set. As the data set contains a snapshot of current addresses, it may be the case that UPRNs which are no longer valid get removed from the data set by Ordnance Survey.\n\nAddress matching\n\nThis endpoint provides an address matching function. It will take an unstructured address string along with a postcode and try to find an exact match in the data set. If the service can find an exact match, then that specific record will be returned. If no match is found, then no records are returned. This endpoint also uses fuzzy matching algorithms, which allow it to cope with spelling mistakes, transposed characters, and other errors within the search string</text:p>
          </table:table-cell>
          <table:table-cell table:style-name="ce4" office:value-type="string" calcext:value-type="string">
            <text:p>"Address", "Search", "UPRN"</text:p>
          </table:table-cell>
          <table:table-cell table:style-name="ce13" table:content-validation-name="val10" office:value-type="string" calcext:value-type="string">
            <text:p><text:a xlink:href="https://www.data.gov.uk/search?filters%5Btopic%5D=Mapping" xlink:type="simple">https://www.data.gov.uk/search?filters%5Btopic%5D=Mapping</text:a></text:p>
          </table:table-cell>
          <table:table-cell table:style-name="ce4"/>
          <table:table-cell table:style-name="ce4" table:content-validation-name="val11" office:value-type="string" calcext:value-type="string">
            <text:p>integration.technologyplatforms@dwp.gsi.gov.uk</text:p>
          </table:table-cell>
          <table:table-cell table:style-name="ce4" table:content-validation-name="val12" office:value-type="string" calcext:value-type="string">
            <text:p>department-for-work-pensions</text:p>
          </table:table-cell>
          <table:table-cell table:style-name="ce4" table:content-validation-name="val12"/>
          <table:table-cell table:style-name="ce4" office:value-type="string" calcext:value-type="string">
            <text:p>2.0.0</text:p>
          </table:table-cell>
          <table:table-cell table:number-columns-repeated="2" table:style-name="ce14" table:content-validation-name="val14" office:value-type="date" office:date-value="2023-01-30" calcext:value-type="date">
            <text:p>2023-01-30</text:p>
          </table:table-cell>
          <table:table-cell table:style-name="ce4" table:content-validation-name="val14"/>
          <table:table-cell table:style-name="ce15" office:value-type="string" calcext:value-type="string">
            <text:p><text:a xlink:href="https://opensource.org/license/isc-license-txt/" xlink:type="simple">https://opensource.org/license/isc-license-txt/</text:a></text:p>
          </table:table-cell>
          <table:table-cell table:style-name="ce4" table:content-validation-name="val15" office:value-type="string" calcext:value-type="string">
            <text:p>INTERNAL</text:p>
          </table:table-cell>
          <table:table-cell table:style-name="ce4" table:content-validation-name="val16" office:value-type="string" calcext:value-type="string">
            <text:p>OFFICIAL</text:p>
          </table:table-cell>
          <table:table-cell table:style-name="ce4" office:value-type="string" calcext:value-type="string">
            <text:p>fcbc4d3f-0c05-4857-b0e3-eeec6bfea3a1</text:p>
          </table:table-cell>
          <table:table-cell table:style-name="ce4"/>
          <table:table-cell table:style-name="ce4" table:content-validation-name="val17" office:value-type="string" calcext:value-type="string">
            <text:p>REST</text:p>
          </table:table-cell>
          <table:table-cell table:style-name="ce4" table:content-validation-name="val18" office:value-type="string" calcext:value-type="string">
            <text:p>LIVE</text:p>
          </table:table-cell>
          <table:table-cell table:style-name="ce4" table:content-validation-name="val10"/>
          <table:table-cell table:style-name="ce13" table:content-validation-name="val10" office:value-type="string" calcext:value-type="string">
            <text:p><text:a xlink:href="https://engineering.dwp.gov.uk/apis/docs" xlink:type="simple">https://engineering.dwp.gov.uk/apis/docs</text:a></text:p>
          </table:table-cell>
          <table:table-cell table:style-name="ce15" office:value-type="string" calcext:value-type="string">
            <text:p><text:a xlink:href="https://www.data.gov.uk/dataset/92b32629-8ad4-43cb-9952-7d104971fa12/one-scotland-gazetteer" xlink:type="simple">https://www.data.gov.uk/dataset/92b32629-8ad4-43cb-9952-7d104971fa12/one-scotland-gazetteer</text:a></text:p>
          </table:table-cell>
          <table:table-cell table:number-columns-repeated="1000"/>
        </table:table-row>
        <table:table-row table:style-name="ro3">
          <table:table-cell table:style-name="ce4" table:number-columns-repeated="5"/>
          <table:table-cell table:style-name="ce4" table:content-validation-name="val10"/>
          <table:table-cell table:style-name="ce4"/>
          <table:table-cell table:style-name="ce4" table:content-validation-name="val11"/>
          <table:table-cell table:style-name="ce4" table:content-validation-name="val12" table:number-columns-repeated="2"/>
          <table:table-cell table:style-name="ce4"/>
          <table:table-cell table:style-name="ce4" table:content-validation-name="val14" table:number-columns-repeated="3"/>
          <table:table-cell table:style-name="ce4"/>
          <table:table-cell table:style-name="ce4" table:content-validation-name="val15"/>
          <table:table-cell table:style-name="ce4" table:content-validation-name="val16"/>
          <table:table-cell table:style-name="ce4" table:number-columns-repeated="2"/>
          <table:table-cell table:style-name="ce4" table:content-validation-name="val17"/>
          <table:table-cell table:style-name="ce4" table:content-validation-name="val18"/>
          <table:table-cell table:style-name="ce4" table:content-validation-name="val10" table:number-columns-repeated="2"/>
          <table:table-cell table:style-name="ce4"/>
          <table:table-cell table:number-columns-repeated="1000"/>
        </table:table-row>
        <table:table-row table:style-name="ro3" table:number-rows-repeated="995">
          <table:table-cell table:style-name="ce4" table:number-columns-repeated="5"/>
          <table:table-cell table:style-name="ce4" table:content-validation-name="val10"/>
          <table:table-cell table:style-name="ce4"/>
          <table:table-cell table:style-name="ce4" table:content-validation-name="val11"/>
          <table:table-cell table:style-name="ce4" table:content-validation-name="val12" table:number-columns-repeated="2"/>
          <table:table-cell table:style-name="ce4"/>
          <table:table-cell table:style-name="ce4" table:content-validation-name="val14" table:number-columns-repeated="3"/>
          <table:table-cell table:style-name="ce4"/>
          <table:table-cell table:style-name="ce4" table:content-validation-name="val15"/>
          <table:table-cell table:style-name="ce4" table:content-validation-name="val16"/>
          <table:table-cell table:style-name="ce4" table:number-columns-repeated="2"/>
          <table:table-cell table:style-name="ce4" table:content-validation-name="val17"/>
          <table:table-cell table:style-name="ce4" table:content-validation-name="val18"/>
          <table:table-cell table:style-name="ce4" table:content-validation-name="val10" table:number-columns-repeated="2"/>
          <table:table-cell table:style-name="ce4"/>
          <table:table-cell table:number-columns-repeated="1000"/>
        </table:table-row>
        <table:table-row table:style-name="ro2" table:number-rows-repeated="1047575">
          <table:table-cell table:number-columns-repeated="1024"/>
        </table:table-row>
        <table:table-row table:style-name="ro2">
          <table:table-cell table:number-columns-repeated="1024"/>
        </table:table-row>
      </table:table>
      <table:table table:name="Organisations" table:style-name="ta5">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2" table:number-columns-repeated="1019" table:default-cell-style-name="Default"/>
        <table:table-row table:style-name="ro1">
          <table:table-cell table:style-name="ce16" office:value-type="string" calcext:value-type="string">
            <text:p>id</text:p>
          </table:table-cell>
          <table:table-cell table:style-name="ce16" office:value-type="string" calcext:value-type="string">
            <text:p>title</text:p>
          </table:table-cell>
          <table:table-cell table:style-name="ce16" office:value-type="string" calcext:value-type="string">
            <text:p>format</text:p>
          </table:table-cell>
          <table:table-cell table:style-name="ce16" office:value-type="string" calcext:value-type="string">
            <text:p>abbreviation</text:p>
          </table:table-cell>
          <table:table-cell table:style-name="ce16" office:value-type="string" calcext:value-type="string">
            <text:p>slug</text:p>
          </table:table-cell>
          <table:table-cell table:number-columns-repeated="1019"/>
        </table:table-row>
        <table:table-row table:style-name="ro1">
          <table:table-cell table:style-name="ce17" office:value-type="string" calcext:value-type="string">
            <text:p>https://www.gov.uk/api/organisations/attorney-generals-office</text:p>
          </table:table-cell>
          <table:table-cell table:style-name="ce17" office:value-type="string" calcext:value-type="string">
            <text:p>Attorney General's Office</text:p>
          </table:table-cell>
          <table:table-cell table:style-name="ce17" office:value-type="string" calcext:value-type="string">
            <text:p>Ministerial department</text:p>
          </table:table-cell>
          <table:table-cell table:style-name="ce17" office:value-type="string" calcext:value-type="string">
            <text:p>AGO</text:p>
          </table:table-cell>
          <table:table-cell table:style-name="ce17" office:value-type="string" calcext:value-type="string">
            <text:p>attorney-generals-office</text:p>
          </table:table-cell>
          <table:table-cell table:number-columns-repeated="1019"/>
        </table:table-row>
        <table:table-row table:style-name="ro1">
          <table:table-cell table:style-name="ce17" office:value-type="string" calcext:value-type="string">
            <text:p>https://www.gov.uk/api/organisations/cabinet-office</text:p>
          </table:table-cell>
          <table:table-cell table:style-name="ce17" office:value-type="string" calcext:value-type="string">
            <text:p>Cabinet Office</text:p>
          </table:table-cell>
          <table:table-cell table:style-name="ce17" office:value-type="string" calcext:value-type="string">
            <text:p>Ministerial department</text:p>
          </table:table-cell>
          <table:table-cell table:style-name="ce17"/>
          <table:table-cell table:style-name="ce17" office:value-type="string" calcext:value-type="string">
            <text:p>cabinet-office</text:p>
          </table:table-cell>
          <table:table-cell table:number-columns-repeated="1019"/>
        </table:table-row>
        <table:table-row table:style-name="ro1">
          <table:table-cell table:style-name="ce17" office:value-type="string" calcext:value-type="string">
            <text:p>https://www.gov.uk/api/organisations/competition-and-markets-authority</text:p>
          </table:table-cell>
          <table:table-cell table:style-name="ce17" office:value-type="string" calcext:value-type="string">
            <text:p>Competition and Markets Authority</text:p>
          </table:table-cell>
          <table:table-cell table:style-name="ce17" office:value-type="string" calcext:value-type="string">
            <text:p>Non-ministerial department</text:p>
          </table:table-cell>
          <table:table-cell table:style-name="ce17" office:value-type="string" calcext:value-type="string">
            <text:p>CMA</text:p>
          </table:table-cell>
          <table:table-cell table:style-name="ce17" office:value-type="string" calcext:value-type="string">
            <text:p>competition-and-markets-authority</text:p>
          </table:table-cell>
          <table:table-cell table:number-columns-repeated="1019"/>
        </table:table-row>
        <table:table-row table:style-name="ro1">
          <table:table-cell table:style-name="ce17" office:value-type="string" calcext:value-type="string">
            <text:p>https://www.gov.uk/api/organisations/crown-prosecution-service</text:p>
          </table:table-cell>
          <table:table-cell table:style-name="ce17" office:value-type="string" calcext:value-type="string">
            <text:p>Crown Prosecution Service</text:p>
          </table:table-cell>
          <table:table-cell table:style-name="ce17" office:value-type="string" calcext:value-type="string">
            <text:p>Non-ministerial department</text:p>
          </table:table-cell>
          <table:table-cell table:style-name="ce17" office:value-type="string" calcext:value-type="string">
            <text:p>CPS</text:p>
          </table:table-cell>
          <table:table-cell table:style-name="ce17" office:value-type="string" calcext:value-type="string">
            <text:p>crown-prosecution-service</text:p>
          </table:table-cell>
          <table:table-cell table:number-columns-repeated="1019"/>
        </table:table-row>
        <table:table-row table:style-name="ro1">
          <table:table-cell table:style-name="ce17" office:value-type="string" calcext:value-type="string">
            <text:p>https://www.gov.uk/api/organisations/department-for-business-and-trade</text:p>
          </table:table-cell>
          <table:table-cell table:style-name="ce17" office:value-type="string" calcext:value-type="string">
            <text:p>Department for Business and Trade</text:p>
          </table:table-cell>
          <table:table-cell table:style-name="ce17" office:value-type="string" calcext:value-type="string">
            <text:p>Ministerial department</text:p>
          </table:table-cell>
          <table:table-cell table:style-name="ce17" office:value-type="string" calcext:value-type="string">
            <text:p>DBT</text:p>
          </table:table-cell>
          <table:table-cell table:style-name="ce17" office:value-type="string" calcext:value-type="string">
            <text:p>department-for-business-and-trade</text:p>
          </table:table-cell>
          <table:table-cell table:number-columns-repeated="1019"/>
        </table:table-row>
        <table:table-row table:style-name="ro1">
          <table:table-cell table:style-name="ce17" office:value-type="string" calcext:value-type="string">
            <text:p>https://www.gov.uk/api/organisations/department-for-culture-media-and-sport</text:p>
          </table:table-cell>
          <table:table-cell table:style-name="ce17" office:value-type="string" calcext:value-type="string">
            <text:p>Department for Culture, Media and Sport</text:p>
          </table:table-cell>
          <table:table-cell table:style-name="ce17" office:value-type="string" calcext:value-type="string">
            <text:p>Ministerial department</text:p>
          </table:table-cell>
          <table:table-cell table:style-name="ce17" office:value-type="string" calcext:value-type="string">
            <text:p>DCMS</text:p>
          </table:table-cell>
          <table:table-cell table:style-name="ce17" office:value-type="string" calcext:value-type="string">
            <text:p>department-for-culture-media-and-sport</text:p>
          </table:table-cell>
          <table:table-cell table:number-columns-repeated="1019"/>
        </table:table-row>
        <table:table-row table:style-name="ro1">
          <table:table-cell table:style-name="ce17" office:value-type="string" calcext:value-type="string">
            <text:p>https://www.gov.uk/api/organisations/department-for-education</text:p>
          </table:table-cell>
          <table:table-cell table:style-name="ce17" office:value-type="string" calcext:value-type="string">
            <text:p>Department for Education</text:p>
          </table:table-cell>
          <table:table-cell table:style-name="ce17" office:value-type="string" calcext:value-type="string">
            <text:p>Ministerial department</text:p>
          </table:table-cell>
          <table:table-cell table:style-name="ce17" office:value-type="string" calcext:value-type="string">
            <text:p>DfE</text:p>
          </table:table-cell>
          <table:table-cell table:style-name="ce17" office:value-type="string" calcext:value-type="string">
            <text:p>department-for-education</text:p>
          </table:table-cell>
          <table:table-cell table:number-columns-repeated="1019"/>
        </table:table-row>
        <table:table-row table:style-name="ro1">
          <table:table-cell table:style-name="ce17" office:value-type="string" calcext:value-type="string">
            <text:p>https://www.gov.uk/api/organisations/department-for-energy-security-and-net-zero</text:p>
          </table:table-cell>
          <table:table-cell table:style-name="ce17" office:value-type="string" calcext:value-type="string">
            <text:p>Department for Energy Security and Net Zero</text:p>
          </table:table-cell>
          <table:table-cell table:style-name="ce17" office:value-type="string" calcext:value-type="string">
            <text:p>Ministerial department</text:p>
          </table:table-cell>
          <table:table-cell table:style-name="ce17" office:value-type="string" calcext:value-type="string">
            <text:p>DESNZ</text:p>
          </table:table-cell>
          <table:table-cell table:style-name="ce17" office:value-type="string" calcext:value-type="string">
            <text:p>department-for-energy-security-and-net-zero</text:p>
          </table:table-cell>
          <table:table-cell table:number-columns-repeated="1019"/>
        </table:table-row>
        <table:table-row table:style-name="ro1">
          <table:table-cell table:style-name="ce17" office:value-type="string" calcext:value-type="string">
            <text:p>https://www.gov.uk/api/organisations/department-for-environment-food-rural-affairs</text:p>
          </table:table-cell>
          <table:table-cell table:style-name="ce17" office:value-type="string" calcext:value-type="string">
            <text:p>Department for Environment, Food &amp; Rural Affairs</text:p>
          </table:table-cell>
          <table:table-cell table:style-name="ce17" office:value-type="string" calcext:value-type="string">
            <text:p>Ministerial department</text:p>
          </table:table-cell>
          <table:table-cell table:style-name="ce17" office:value-type="string" calcext:value-type="string">
            <text:p>Defra</text:p>
          </table:table-cell>
          <table:table-cell table:style-name="ce17" office:value-type="string" calcext:value-type="string">
            <text:p>department-for-environment-food-rural-affairs</text:p>
          </table:table-cell>
          <table:table-cell table:number-columns-repeated="1019"/>
        </table:table-row>
        <table:table-row table:style-name="ro1">
          <table:table-cell table:style-name="ce17" office:value-type="string" calcext:value-type="string">
            <text:p>https://www.gov.uk/api/organisations/department-for-levelling-up-housing-and-communities</text:p>
          </table:table-cell>
          <table:table-cell table:style-name="ce17" office:value-type="string" calcext:value-type="string">
            <text:p>Department for Levelling Up, Housing and Communities</text:p>
          </table:table-cell>
          <table:table-cell table:style-name="ce17" office:value-type="string" calcext:value-type="string">
            <text:p>Ministerial department</text:p>
          </table:table-cell>
          <table:table-cell table:style-name="ce17" office:value-type="string" calcext:value-type="string">
            <text:p>DLUHC</text:p>
          </table:table-cell>
          <table:table-cell table:style-name="ce17" office:value-type="string" calcext:value-type="string">
            <text:p>department-for-levelling-up-housing-and-communities</text:p>
          </table:table-cell>
          <table:table-cell table:number-columns-repeated="1019"/>
        </table:table-row>
        <table:table-row table:style-name="ro1">
          <table:table-cell table:style-name="ce17" office:value-type="string" calcext:value-type="string">
            <text:p>https://www.gov.uk/api/organisations/department-for-science-innovation-and-technology</text:p>
          </table:table-cell>
          <table:table-cell table:style-name="ce17" office:value-type="string" calcext:value-type="string">
            <text:p>Department for Science, Innovation and Technology</text:p>
          </table:table-cell>
          <table:table-cell table:style-name="ce17" office:value-type="string" calcext:value-type="string">
            <text:p>Ministerial department</text:p>
          </table:table-cell>
          <table:table-cell table:style-name="ce17" office:value-type="string" calcext:value-type="string">
            <text:p>DSIT</text:p>
          </table:table-cell>
          <table:table-cell table:style-name="ce17" office:value-type="string" calcext:value-type="string">
            <text:p>department-for-science-innovation-and-technology</text:p>
          </table:table-cell>
          <table:table-cell table:number-columns-repeated="1019"/>
        </table:table-row>
        <table:table-row table:style-name="ro1">
          <table:table-cell table:style-name="ce17" office:value-type="string" calcext:value-type="string">
            <text:p>https://www.gov.uk/api/organisations/department-for-transport</text:p>
          </table:table-cell>
          <table:table-cell table:style-name="ce17" office:value-type="string" calcext:value-type="string">
            <text:p>Department for Transport</text:p>
          </table:table-cell>
          <table:table-cell table:style-name="ce17" office:value-type="string" calcext:value-type="string">
            <text:p>Ministerial department</text:p>
          </table:table-cell>
          <table:table-cell table:style-name="ce17" office:value-type="string" calcext:value-type="string">
            <text:p>DfT</text:p>
          </table:table-cell>
          <table:table-cell table:style-name="ce17" office:value-type="string" calcext:value-type="string">
            <text:p>department-for-transport</text:p>
          </table:table-cell>
          <table:table-cell table:number-columns-repeated="1019"/>
        </table:table-row>
        <table:table-row table:style-name="ro1">
          <table:table-cell table:style-name="ce17" office:value-type="string" calcext:value-type="string">
            <text:p>https://www.gov.uk/api/organisations/department-for-work-pensions</text:p>
          </table:table-cell>
          <table:table-cell table:style-name="ce17" office:value-type="string" calcext:value-type="string">
            <text:p>Department for Work and Pensions</text:p>
          </table:table-cell>
          <table:table-cell table:style-name="ce17" office:value-type="string" calcext:value-type="string">
            <text:p>Ministerial department</text:p>
          </table:table-cell>
          <table:table-cell table:style-name="ce17" office:value-type="string" calcext:value-type="string">
            <text:p>DWP</text:p>
          </table:table-cell>
          <table:table-cell table:style-name="ce17" office:value-type="string" calcext:value-type="string">
            <text:p>department-for-work-pensions</text:p>
          </table:table-cell>
          <table:table-cell table:number-columns-repeated="1019"/>
        </table:table-row>
        <table:table-row table:style-name="ro1">
          <table:table-cell table:style-name="ce17" office:value-type="string" calcext:value-type="string">
            <text:p>https://www.gov.uk/api/organisations/department-of-health-and-social-care</text:p>
          </table:table-cell>
          <table:table-cell table:style-name="ce17" office:value-type="string" calcext:value-type="string">
            <text:p>Department of Health and Social Care</text:p>
          </table:table-cell>
          <table:table-cell table:style-name="ce17" office:value-type="string" calcext:value-type="string">
            <text:p>Ministerial department</text:p>
          </table:table-cell>
          <table:table-cell table:style-name="ce17" office:value-type="string" calcext:value-type="string">
            <text:p>DHSC</text:p>
          </table:table-cell>
          <table:table-cell table:style-name="ce17" office:value-type="string" calcext:value-type="string">
            <text:p>department-of-health-and-social-care</text:p>
          </table:table-cell>
          <table:table-cell table:number-columns-repeated="1019"/>
        </table:table-row>
        <table:table-row table:style-name="ro1">
          <table:table-cell table:style-name="ce17" office:value-type="string" calcext:value-type="string">
            <text:p>https://www.gov.uk/api/organisations/food-standards-agency</text:p>
          </table:table-cell>
          <table:table-cell table:style-name="ce17" office:value-type="string" calcext:value-type="string">
            <text:p>Food Standards Agency</text:p>
          </table:table-cell>
          <table:table-cell table:style-name="ce17" office:value-type="string" calcext:value-type="string">
            <text:p>Non-ministerial department</text:p>
          </table:table-cell>
          <table:table-cell table:style-name="ce17" office:value-type="string" calcext:value-type="string">
            <text:p>FSA</text:p>
          </table:table-cell>
          <table:table-cell table:style-name="ce17" office:value-type="string" calcext:value-type="string">
            <text:p>food-standards-agency</text:p>
          </table:table-cell>
          <table:table-cell table:number-columns-repeated="1019"/>
        </table:table-row>
        <table:table-row table:style-name="ro1">
          <table:table-cell table:style-name="ce17" office:value-type="string" calcext:value-type="string">
            <text:p>https://www.gov.uk/api/organisations/foreign-commonwealth-development-office</text:p>
          </table:table-cell>
          <table:table-cell table:style-name="ce17" office:value-type="string" calcext:value-type="string">
            <text:p>Foreign, Commonwealth &amp; Development Office</text:p>
          </table:table-cell>
          <table:table-cell table:style-name="ce17" office:value-type="string" calcext:value-type="string">
            <text:p>Ministerial department</text:p>
          </table:table-cell>
          <table:table-cell table:style-name="ce17" office:value-type="string" calcext:value-type="string">
            <text:p>FCDO</text:p>
          </table:table-cell>
          <table:table-cell table:style-name="ce17" office:value-type="string" calcext:value-type="string">
            <text:p>foreign-commonwealth-development-office</text:p>
          </table:table-cell>
          <table:table-cell table:number-columns-repeated="1019"/>
        </table:table-row>
        <table:table-row table:style-name="ro1">
          <table:table-cell table:style-name="ce17" office:value-type="string" calcext:value-type="string">
            <text:p>https://www.gov.uk/api/organisations/forestry-commission</text:p>
          </table:table-cell>
          <table:table-cell table:style-name="ce17" office:value-type="string" calcext:value-type="string">
            <text:p>Forestry Commission</text:p>
          </table:table-cell>
          <table:table-cell table:style-name="ce17" office:value-type="string" calcext:value-type="string">
            <text:p>Non-ministerial department</text:p>
          </table:table-cell>
          <table:table-cell table:style-name="ce17" office:value-type="string" calcext:value-type="string">
            <text:p>Forestry Commission</text:p>
          </table:table-cell>
          <table:table-cell table:style-name="ce17" office:value-type="string" calcext:value-type="string">
            <text:p>forestry-commission</text:p>
          </table:table-cell>
          <table:table-cell table:number-columns-repeated="1019"/>
        </table:table-row>
        <table:table-row table:style-name="ro1">
          <table:table-cell table:style-name="ce17" office:value-type="string" calcext:value-type="string">
            <text:p>https://www.gov.uk/api/organisations/government-actuarys-department</text:p>
          </table:table-cell>
          <table:table-cell table:style-name="ce17" office:value-type="string" calcext:value-type="string">
            <text:p>Government Actuary's Department</text:p>
          </table:table-cell>
          <table:table-cell table:style-name="ce17" office:value-type="string" calcext:value-type="string">
            <text:p>Non-ministerial department</text:p>
          </table:table-cell>
          <table:table-cell table:style-name="ce17" office:value-type="string" calcext:value-type="string">
            <text:p>GAD</text:p>
          </table:table-cell>
          <table:table-cell table:style-name="ce17" office:value-type="string" calcext:value-type="string">
            <text:p>government-actuarys-department</text:p>
          </table:table-cell>
          <table:table-cell table:number-columns-repeated="1019"/>
        </table:table-row>
        <table:table-row table:style-name="ro1">
          <table:table-cell table:style-name="ce17" office:value-type="string" calcext:value-type="string">
            <text:p>https://www.gov.uk/api/organisations/government-legal-department</text:p>
          </table:table-cell>
          <table:table-cell table:style-name="ce17" office:value-type="string" calcext:value-type="string">
            <text:p>Government Legal Department</text:p>
          </table:table-cell>
          <table:table-cell table:style-name="ce17" office:value-type="string" calcext:value-type="string">
            <text:p>Non-ministerial department</text:p>
          </table:table-cell>
          <table:table-cell table:style-name="ce17" office:value-type="string" calcext:value-type="string">
            <text:p>GLD</text:p>
          </table:table-cell>
          <table:table-cell table:style-name="ce17" office:value-type="string" calcext:value-type="string">
            <text:p>government-legal-department</text:p>
          </table:table-cell>
          <table:table-cell table:number-columns-repeated="1019"/>
        </table:table-row>
        <table:table-row table:style-name="ro1">
          <table:table-cell table:style-name="ce17" office:value-type="string" calcext:value-type="string">
            <text:p>https://www.gov.uk/api/organisations/land-registry</text:p>
          </table:table-cell>
          <table:table-cell table:style-name="ce17" office:value-type="string" calcext:value-type="string">
            <text:p>HM Land Registry</text:p>
          </table:table-cell>
          <table:table-cell table:style-name="ce17" office:value-type="string" calcext:value-type="string">
            <text:p>Non-ministerial department</text:p>
          </table:table-cell>
          <table:table-cell table:style-name="ce17" office:value-type="string" calcext:value-type="string">
            <text:p>HM Land Registry</text:p>
          </table:table-cell>
          <table:table-cell table:style-name="ce17" office:value-type="string" calcext:value-type="string">
            <text:p>land-registry</text:p>
          </table:table-cell>
          <table:table-cell table:number-columns-repeated="1019"/>
        </table:table-row>
        <table:table-row table:style-name="ro1">
          <table:table-cell table:style-name="ce17" office:value-type="string" calcext:value-type="string">
            <text:p>https://www.gov.uk/api/organisations/hm-revenue-customs</text:p>
          </table:table-cell>
          <table:table-cell table:style-name="ce17" office:value-type="string" calcext:value-type="string">
            <text:p>HM Revenue &amp; Customs</text:p>
          </table:table-cell>
          <table:table-cell table:style-name="ce17" office:value-type="string" calcext:value-type="string">
            <text:p>Non-ministerial department</text:p>
          </table:table-cell>
          <table:table-cell table:style-name="ce17" office:value-type="string" calcext:value-type="string">
            <text:p>HMRC</text:p>
          </table:table-cell>
          <table:table-cell table:style-name="ce17" office:value-type="string" calcext:value-type="string">
            <text:p>hm-revenue-customs</text:p>
          </table:table-cell>
          <table:table-cell table:number-columns-repeated="1019"/>
        </table:table-row>
        <table:table-row table:style-name="ro1">
          <table:table-cell table:style-name="ce17" office:value-type="string" calcext:value-type="string">
            <text:p>https://www.gov.uk/api/organisations/hm-treasury</text:p>
          </table:table-cell>
          <table:table-cell table:style-name="ce17" office:value-type="string" calcext:value-type="string">
            <text:p>HM Treasury</text:p>
          </table:table-cell>
          <table:table-cell table:style-name="ce17" office:value-type="string" calcext:value-type="string">
            <text:p>Ministerial department</text:p>
          </table:table-cell>
          <table:table-cell table:style-name="ce17" office:value-type="string" calcext:value-type="string">
            <text:p>HMT</text:p>
          </table:table-cell>
          <table:table-cell table:style-name="ce17" office:value-type="string" calcext:value-type="string">
            <text:p>hm-treasury</text:p>
          </table:table-cell>
          <table:table-cell table:number-columns-repeated="1019"/>
        </table:table-row>
        <table:table-row table:style-name="ro1">
          <table:table-cell table:style-name="ce17" office:value-type="string" calcext:value-type="string">
            <text:p>https://www.gov.uk/api/organisations/home-office</text:p>
          </table:table-cell>
          <table:table-cell table:style-name="ce17" office:value-type="string" calcext:value-type="string">
            <text:p>Home Office</text:p>
          </table:table-cell>
          <table:table-cell table:style-name="ce17" office:value-type="string" calcext:value-type="string">
            <text:p>Ministerial department</text:p>
          </table:table-cell>
          <table:table-cell table:style-name="ce17" office:value-type="string" calcext:value-type="string">
            <text:p>Home Office</text:p>
          </table:table-cell>
          <table:table-cell table:style-name="ce17" office:value-type="string" calcext:value-type="string">
            <text:p>home-office</text:p>
          </table:table-cell>
          <table:table-cell table:number-columns-repeated="1019"/>
        </table:table-row>
        <table:table-row table:style-name="ro1">
          <table:table-cell table:style-name="ce17" office:value-type="string" calcext:value-type="string">
            <text:p>https://www.gov.uk/api/organisations/ministry-of-defence</text:p>
          </table:table-cell>
          <table:table-cell table:style-name="ce17" office:value-type="string" calcext:value-type="string">
            <text:p>Ministry of Defence</text:p>
          </table:table-cell>
          <table:table-cell table:style-name="ce17" office:value-type="string" calcext:value-type="string">
            <text:p>Ministerial department</text:p>
          </table:table-cell>
          <table:table-cell table:style-name="ce17" office:value-type="string" calcext:value-type="string">
            <text:p>MOD</text:p>
          </table:table-cell>
          <table:table-cell table:style-name="ce17" office:value-type="string" calcext:value-type="string">
            <text:p>ministry-of-defence</text:p>
          </table:table-cell>
          <table:table-cell table:number-columns-repeated="1019"/>
        </table:table-row>
        <table:table-row table:style-name="ro1">
          <table:table-cell table:style-name="ce17" office:value-type="string" calcext:value-type="string">
            <text:p>https://www.gov.uk/api/organisations/ministry-of-justice</text:p>
          </table:table-cell>
          <table:table-cell table:style-name="ce17" office:value-type="string" calcext:value-type="string">
            <text:p>Ministry of Justice</text:p>
          </table:table-cell>
          <table:table-cell table:style-name="ce17" office:value-type="string" calcext:value-type="string">
            <text:p>Ministerial department</text:p>
          </table:table-cell>
          <table:table-cell table:style-name="ce17" office:value-type="string" calcext:value-type="string">
            <text:p>MOJ</text:p>
          </table:table-cell>
          <table:table-cell table:style-name="ce17" office:value-type="string" calcext:value-type="string">
            <text:p>ministry-of-justice</text:p>
          </table:table-cell>
          <table:table-cell table:number-columns-repeated="1019"/>
        </table:table-row>
        <table:table-row table:style-name="ro1">
          <table:table-cell table:style-name="ce17" office:value-type="string" calcext:value-type="string">
            <text:p>https://www.gov.uk/api/organisations/national-crime-agency</text:p>
          </table:table-cell>
          <table:table-cell table:style-name="ce17" office:value-type="string" calcext:value-type="string">
            <text:p>National Crime Agency</text:p>
          </table:table-cell>
          <table:table-cell table:style-name="ce17" office:value-type="string" calcext:value-type="string">
            <text:p>Non-ministerial department</text:p>
          </table:table-cell>
          <table:table-cell table:style-name="ce17" office:value-type="string" calcext:value-type="string">
            <text:p>NCA</text:p>
          </table:table-cell>
          <table:table-cell table:style-name="ce17" office:value-type="string" calcext:value-type="string">
            <text:p>national-crime-agency</text:p>
          </table:table-cell>
          <table:table-cell table:number-columns-repeated="1019"/>
        </table:table-row>
        <table:table-row table:style-name="ro1">
          <table:table-cell table:style-name="ce17" office:value-type="string" calcext:value-type="string">
            <text:p>https://www.gov.uk/api/organisations/northern-ireland-office</text:p>
          </table:table-cell>
          <table:table-cell table:style-name="ce17" office:value-type="string" calcext:value-type="string">
            <text:p>Northern Ireland Office</text:p>
          </table:table-cell>
          <table:table-cell table:style-name="ce17" office:value-type="string" calcext:value-type="string">
            <text:p>Ministerial department</text:p>
          </table:table-cell>
          <table:table-cell table:style-name="ce17" office:value-type="string" calcext:value-type="string">
            <text:p>NIO</text:p>
          </table:table-cell>
          <table:table-cell table:style-name="ce17" office:value-type="string" calcext:value-type="string">
            <text:p>northern-ireland-office</text:p>
          </table:table-cell>
          <table:table-cell table:number-columns-repeated="1019"/>
        </table:table-row>
        <table:table-row table:style-name="ro1">
          <table:table-cell table:style-name="ce17" office:value-type="string" calcext:value-type="string">
            <text:p>https://www.gov.uk/api/organisations/ns-i</text:p>
          </table:table-cell>
          <table:table-cell table:style-name="ce17" office:value-type="string" calcext:value-type="string">
            <text:p>NS&amp;I</text:p>
          </table:table-cell>
          <table:table-cell table:style-name="ce17" office:value-type="string" calcext:value-type="string">
            <text:p>Non-ministerial department</text:p>
          </table:table-cell>
          <table:table-cell table:style-name="ce17" office:value-type="string" calcext:value-type="string">
            <text:p>NS&amp;I</text:p>
          </table:table-cell>
          <table:table-cell table:style-name="ce17" office:value-type="string" calcext:value-type="string">
            <text:p>ns-i</text:p>
          </table:table-cell>
          <table:table-cell table:number-columns-repeated="1019"/>
        </table:table-row>
        <table:table-row table:style-name="ro1">
          <table:table-cell table:style-name="ce17" office:value-type="string" calcext:value-type="string">
            <text:p>https://www.gov.uk/api/organisations/office-of-rail-and-road</text:p>
          </table:table-cell>
          <table:table-cell table:style-name="ce17" office:value-type="string" calcext:value-type="string">
            <text:p>Office of Rail and Road</text:p>
          </table:table-cell>
          <table:table-cell table:style-name="ce17" office:value-type="string" calcext:value-type="string">
            <text:p>Non-ministerial department</text:p>
          </table:table-cell>
          <table:table-cell table:style-name="ce17" office:value-type="string" calcext:value-type="string">
            <text:p>ORR</text:p>
          </table:table-cell>
          <table:table-cell table:style-name="ce17" office:value-type="string" calcext:value-type="string">
            <text:p>office-of-rail-and-road</text:p>
          </table:table-cell>
          <table:table-cell table:number-columns-repeated="1019"/>
        </table:table-row>
        <table:table-row table:style-name="ro1">
          <table:table-cell table:style-name="ce17" office:value-type="string" calcext:value-type="string">
            <text:p>https://www.gov.uk/api/organisations/office-of-the-advocate-general-for-scotland</text:p>
          </table:table-cell>
          <table:table-cell table:style-name="ce17" office:value-type="string" calcext:value-type="string">
            <text:p>Office of the Advocate General for Scotland</text:p>
          </table:table-cell>
          <table:table-cell table:style-name="ce17" office:value-type="string" calcext:value-type="string">
            <text:p>Ministerial department</text:p>
          </table:table-cell>
          <table:table-cell table:style-name="ce17" office:value-type="string" calcext:value-type="string">
            <text:p>OAG</text:p>
          </table:table-cell>
          <table:table-cell table:style-name="ce17" office:value-type="string" calcext:value-type="string">
            <text:p>office-of-the-advocate-general-for-scotland</text:p>
          </table:table-cell>
          <table:table-cell table:number-columns-repeated="1019"/>
        </table:table-row>
        <table:table-row table:style-name="ro1">
          <table:table-cell table:style-name="ce17" office:value-type="string" calcext:value-type="string">
            <text:p>https://www.gov.uk/api/organisations/the-office-of-the-leader-of-the-house-of-commons</text:p>
          </table:table-cell>
          <table:table-cell table:style-name="ce17" office:value-type="string" calcext:value-type="string">
            <text:p>Office of the Leader of the House of Commons</text:p>
          </table:table-cell>
          <table:table-cell table:style-name="ce17" office:value-type="string" calcext:value-type="string">
            <text:p>Ministerial department</text:p>
          </table:table-cell>
          <table:table-cell table:style-name="ce17" office:value-type="string" calcext:value-type="string">
            <text:p>OLHC</text:p>
          </table:table-cell>
          <table:table-cell table:style-name="ce17" office:value-type="string" calcext:value-type="string">
            <text:p>the-office-of-the-leader-of-the-house-of-commons</text:p>
          </table:table-cell>
          <table:table-cell table:number-columns-repeated="1019"/>
        </table:table-row>
        <table:table-row table:style-name="ro1">
          <table:table-cell table:style-name="ce17" office:value-type="string" calcext:value-type="string">
            <text:p>https://www.gov.uk/api/organisations/office-of-the-leader-of-the-house-of-lords</text:p>
          </table:table-cell>
          <table:table-cell table:style-name="ce17" office:value-type="string" calcext:value-type="string">
            <text:p>Office of the Leader of the House of Lords</text:p>
          </table:table-cell>
          <table:table-cell table:style-name="ce17" office:value-type="string" calcext:value-type="string">
            <text:p>Ministerial department</text:p>
          </table:table-cell>
          <table:table-cell table:style-name="ce17" office:value-type="string" calcext:value-type="string">
            <text:p>OLHL</text:p>
          </table:table-cell>
          <table:table-cell table:style-name="ce17" office:value-type="string" calcext:value-type="string">
            <text:p>office-of-the-leader-of-the-house-of-lords</text:p>
          </table:table-cell>
          <table:table-cell table:number-columns-repeated="1019"/>
        </table:table-row>
        <table:table-row table:style-name="ro1">
          <table:table-cell table:style-name="ce17" office:value-type="string" calcext:value-type="string">
            <text:p>https://www.gov.uk/api/organisations/office-of-the-secretary-of-state-for-scotland</text:p>
          </table:table-cell>
          <table:table-cell table:style-name="ce17" office:value-type="string" calcext:value-type="string">
            <text:p>Office of the Secretary of State for Scotland</text:p>
          </table:table-cell>
          <table:table-cell table:style-name="ce17" office:value-type="string" calcext:value-type="string">
            <text:p>Ministerial department</text:p>
          </table:table-cell>
          <table:table-cell table:style-name="ce17"/>
          <table:table-cell table:style-name="ce17" office:value-type="string" calcext:value-type="string">
            <text:p>office-of-the-secretary-of-state-for-scotland</text:p>
          </table:table-cell>
          <table:table-cell table:number-columns-repeated="1019"/>
        </table:table-row>
        <table:table-row table:style-name="ro1">
          <table:table-cell table:style-name="ce17" office:value-type="string" calcext:value-type="string">
            <text:p>https://www.gov.uk/api/organisations/office-of-the-secretary-of-state-for-wales</text:p>
          </table:table-cell>
          <table:table-cell table:style-name="ce17" office:value-type="string" calcext:value-type="string">
            <text:p>Office of the Secretary of State for Wales</text:p>
          </table:table-cell>
          <table:table-cell table:style-name="ce17" office:value-type="string" calcext:value-type="string">
            <text:p>Ministerial department</text:p>
          </table:table-cell>
          <table:table-cell table:style-name="ce17" office:value-type="string" calcext:value-type="string">
            <text:p>UK Government in Wales</text:p>
          </table:table-cell>
          <table:table-cell table:style-name="ce17" office:value-type="string" calcext:value-type="string">
            <text:p>office-of-the-secretary-of-state-for-wales</text:p>
          </table:table-cell>
          <table:table-cell table:number-columns-repeated="1019"/>
        </table:table-row>
        <table:table-row table:style-name="ro1">
          <table:table-cell table:style-name="ce17" office:value-type="string" calcext:value-type="string">
            <text:p>https://www.gov.uk/api/organisations/ofgem</text:p>
          </table:table-cell>
          <table:table-cell table:style-name="ce17" office:value-type="string" calcext:value-type="string">
            <text:p>Ofgem</text:p>
          </table:table-cell>
          <table:table-cell table:style-name="ce17" office:value-type="string" calcext:value-type="string">
            <text:p>Non-ministerial department</text:p>
          </table:table-cell>
          <table:table-cell table:style-name="ce17"/>
          <table:table-cell table:style-name="ce17" office:value-type="string" calcext:value-type="string">
            <text:p>ofgem</text:p>
          </table:table-cell>
          <table:table-cell table:number-columns-repeated="1019"/>
        </table:table-row>
        <table:table-row table:style-name="ro1">
          <table:table-cell table:style-name="ce17" office:value-type="string" calcext:value-type="string">
            <text:p>https://www.gov.uk/api/organisations/ofqual</text:p>
          </table:table-cell>
          <table:table-cell table:style-name="ce17" office:value-type="string" calcext:value-type="string">
            <text:p>Ofqual</text:p>
          </table:table-cell>
          <table:table-cell table:style-name="ce17" office:value-type="string" calcext:value-type="string">
            <text:p>Non-ministerial department</text:p>
          </table:table-cell>
          <table:table-cell table:style-name="ce17" office:value-type="string" calcext:value-type="string">
            <text:p>Ofqual</text:p>
          </table:table-cell>
          <table:table-cell table:style-name="ce17" office:value-type="string" calcext:value-type="string">
            <text:p>ofqual</text:p>
          </table:table-cell>
          <table:table-cell table:number-columns-repeated="1019"/>
        </table:table-row>
        <table:table-row table:style-name="ro1">
          <table:table-cell table:style-name="ce17" office:value-type="string" calcext:value-type="string">
            <text:p>https://www.gov.uk/api/organisations/ofsted</text:p>
          </table:table-cell>
          <table:table-cell table:style-name="ce17" office:value-type="string" calcext:value-type="string">
            <text:p>Ofsted</text:p>
          </table:table-cell>
          <table:table-cell table:style-name="ce17" office:value-type="string" calcext:value-type="string">
            <text:p>Non-ministerial department</text:p>
          </table:table-cell>
          <table:table-cell table:style-name="ce17" office:value-type="string" calcext:value-type="string">
            <text:p>Ofsted</text:p>
          </table:table-cell>
          <table:table-cell table:style-name="ce17" office:value-type="string" calcext:value-type="string">
            <text:p>ofsted</text:p>
          </table:table-cell>
          <table:table-cell table:number-columns-repeated="1019"/>
        </table:table-row>
        <table:table-row table:style-name="ro1">
          <table:table-cell table:style-name="ce17" office:value-type="string" calcext:value-type="string">
            <text:p>https://www.gov.uk/api/organisations/prime-ministers-office-10-downing-street</text:p>
          </table:table-cell>
          <table:table-cell table:style-name="ce17" office:value-type="string" calcext:value-type="string">
            <text:p>Prime Minister's Office, 10 Downing Street</text:p>
          </table:table-cell>
          <table:table-cell table:style-name="ce17" office:value-type="string" calcext:value-type="string">
            <text:p>Executive office</text:p>
          </table:table-cell>
          <table:table-cell table:style-name="ce17" office:value-type="string" calcext:value-type="string">
            <text:p>Number 10</text:p>
          </table:table-cell>
          <table:table-cell table:style-name="ce17" office:value-type="string" calcext:value-type="string">
            <text:p>prime-ministers-office-10-downing-street</text:p>
          </table:table-cell>
          <table:table-cell table:number-columns-repeated="1019"/>
        </table:table-row>
        <table:table-row table:style-name="ro1">
          <table:table-cell table:style-name="ce17" office:value-type="string" calcext:value-type="string">
            <text:p>https://www.gov.uk/api/organisations/serious-fraud-office</text:p>
          </table:table-cell>
          <table:table-cell table:style-name="ce17" office:value-type="string" calcext:value-type="string">
            <text:p>Serious Fraud Office</text:p>
          </table:table-cell>
          <table:table-cell table:style-name="ce17" office:value-type="string" calcext:value-type="string">
            <text:p>Non-ministerial department</text:p>
          </table:table-cell>
          <table:table-cell table:style-name="ce17" office:value-type="string" calcext:value-type="string">
            <text:p>SFO</text:p>
          </table:table-cell>
          <table:table-cell table:style-name="ce17" office:value-type="string" calcext:value-type="string">
            <text:p>serious-fraud-office</text:p>
          </table:table-cell>
          <table:table-cell table:number-columns-repeated="1019"/>
        </table:table-row>
        <table:table-row table:style-name="ro1">
          <table:table-cell table:style-name="ce17" office:value-type="string" calcext:value-type="string">
            <text:p>https://www.gov.uk/api/organisations/supreme-court-of-the-united-kingdom</text:p>
          </table:table-cell>
          <table:table-cell table:style-name="ce17" office:value-type="string" calcext:value-type="string">
            <text:p>Supreme Court of the United Kingdom</text:p>
          </table:table-cell>
          <table:table-cell table:style-name="ce17" office:value-type="string" calcext:value-type="string">
            <text:p>Non-ministerial department</text:p>
          </table:table-cell>
          <table:table-cell table:style-name="ce17" office:value-type="string" calcext:value-type="string">
            <text:p>SCUK</text:p>
          </table:table-cell>
          <table:table-cell table:style-name="ce17" office:value-type="string" calcext:value-type="string">
            <text:p>supreme-court-of-the-united-kingdom</text:p>
          </table:table-cell>
          <table:table-cell table:number-columns-repeated="1019"/>
        </table:table-row>
        <table:table-row table:style-name="ro1">
          <table:table-cell table:style-name="ce17" office:value-type="string" calcext:value-type="string">
            <text:p>https://www.gov.uk/api/organisations/charity-commission</text:p>
          </table:table-cell>
          <table:table-cell table:style-name="ce17" office:value-type="string" calcext:value-type="string">
            <text:p>The Charity Commission</text:p>
          </table:table-cell>
          <table:table-cell table:style-name="ce17" office:value-type="string" calcext:value-type="string">
            <text:p>Non-ministerial department</text:p>
          </table:table-cell>
          <table:table-cell table:style-name="ce17" office:value-type="string" calcext:value-type="string">
            <text:p>Charity Commission</text:p>
          </table:table-cell>
          <table:table-cell table:style-name="ce17" office:value-type="string" calcext:value-type="string">
            <text:p>charity-commission</text:p>
          </table:table-cell>
          <table:table-cell table:number-columns-repeated="1019"/>
        </table:table-row>
        <table:table-row table:style-name="ro1">
          <table:table-cell table:style-name="ce17" office:value-type="string" calcext:value-type="string">
            <text:p>https://www.gov.uk/api/organisations/the-national-archives</text:p>
          </table:table-cell>
          <table:table-cell table:style-name="ce17" office:value-type="string" calcext:value-type="string">
            <text:p>The National Archives</text:p>
          </table:table-cell>
          <table:table-cell table:style-name="ce17" office:value-type="string" calcext:value-type="string">
            <text:p>Non-ministerial department</text:p>
          </table:table-cell>
          <table:table-cell table:style-name="ce17"/>
          <table:table-cell table:style-name="ce17" office:value-type="string" calcext:value-type="string">
            <text:p>the-national-archives</text:p>
          </table:table-cell>
          <table:table-cell table:number-columns-repeated="1019"/>
        </table:table-row>
        <table:table-row table:style-name="ro1">
          <table:table-cell table:style-name="ce17" office:value-type="string" calcext:value-type="string">
            <text:p>https://www.gov.uk/api/organisations/the-water-services-regulation-authority</text:p>
          </table:table-cell>
          <table:table-cell table:style-name="ce17" office:value-type="string" calcext:value-type="string">
            <text:p>The Water Services Regulation Authority</text:p>
          </table:table-cell>
          <table:table-cell table:style-name="ce17" office:value-type="string" calcext:value-type="string">
            <text:p>Non-ministerial department</text:p>
          </table:table-cell>
          <table:table-cell table:style-name="ce17" office:value-type="string" calcext:value-type="string">
            <text:p>Ofwat</text:p>
          </table:table-cell>
          <table:table-cell table:style-name="ce17" office:value-type="string" calcext:value-type="string">
            <text:p>the-water-services-regulation-authority</text:p>
          </table:table-cell>
          <table:table-cell table:number-columns-repeated="1019"/>
        </table:table-row>
        <table:table-row table:style-name="ro1">
          <table:table-cell table:style-name="ce17" office:value-type="string" calcext:value-type="string">
            <text:p>https://www.gov.uk/api/organisations/uk-export-finance</text:p>
          </table:table-cell>
          <table:table-cell table:style-name="ce17" office:value-type="string" calcext:value-type="string">
            <text:p>UK Export Finance</text:p>
          </table:table-cell>
          <table:table-cell table:style-name="ce17" office:value-type="string" calcext:value-type="string">
            <text:p>Ministerial department</text:p>
          </table:table-cell>
          <table:table-cell table:style-name="ce17" office:value-type="string" calcext:value-type="string">
            <text:p>UKEF</text:p>
          </table:table-cell>
          <table:table-cell table:style-name="ce17" office:value-type="string" calcext:value-type="string">
            <text:p>uk-export-finance</text:p>
          </table:table-cell>
          <table:table-cell table:number-columns-repeated="1019"/>
        </table:table-row>
        <table:table-row table:style-name="ro1">
          <table:table-cell table:style-name="ce17" office:value-type="string" calcext:value-type="string">
            <text:p>https://www.gov.uk/api/organisations/uk-statistics-authority</text:p>
          </table:table-cell>
          <table:table-cell table:style-name="ce17" office:value-type="string" calcext:value-type="string">
            <text:p>UK Statistics Authority</text:p>
          </table:table-cell>
          <table:table-cell table:style-name="ce17" office:value-type="string" calcext:value-type="string">
            <text:p>Non-ministerial department</text:p>
          </table:table-cell>
          <table:table-cell table:style-name="ce17" office:value-type="string" calcext:value-type="string">
            <text:p>Statistics</text:p>
          </table:table-cell>
          <table:table-cell table:style-name="ce17" office:value-type="string" calcext:value-type="string">
            <text:p>uk-statistics-authority</text:p>
          </table:table-cell>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date-style style:name="N126">
      <number:year number:style="long"/>
      <number:text>-</number:text>
      <number:month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Overview" style:display-name="PageStyle_Overview" style:page-layout-name="Mpm3">
      <style:header style:display="false"/>
      <style:header-left style:display="false"/>
      <style:footer style:display="false"/>
      <style:footer-left style:display="false"/>
    </style:master-page>
    <style:master-page style:name="PageStyle_5f_Publisher_20_Details" style:display-name="PageStyle_Publisher Details" style:page-layout-name="Mpm3">
      <style:header style:display="false"/>
      <style:header-left style:display="false"/>
      <style:footer style:display="false"/>
      <style:footer-left style:display="false"/>
    </style:master-page>
    <style:master-page style:name="PageStyle_5f_Dataset" style:display-name="PageStyle_Dataset" style:page-layout-name="Mpm4">
      <style:header style:display="false"/>
      <style:header-left style:display="false"/>
      <style:footer style:display="false"/>
      <style:footer-left style:display="false"/>
    </style:master-page>
    <style:master-page style:name="PageStyle_5f_DataService" style:display-name="PageStyle_DataService" style:page-layout-name="Mpm4">
      <style:header style:display="false"/>
      <style:header-left style:display="false"/>
      <style:footer style:display="false"/>
      <style:footer-left style:display="false"/>
    </style:master-page>
    <style:master-page style:name="PageStyle_5f_Organisations" style:display-name="PageStyle_Organisa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19T15:07:23</meta:creation-date>
    <meta:initial-creator>openpyxl</meta:initial-creator>
    <meta:document-statistic meta:table-count="5" meta:cell-count="436" meta:object-count="0"/>
    <meta:generator>LibreOfficeDev/6.0.5.2$Linux_X86_64 LibreOffice_project/</meta:generator>
  </office:meta>
</office:document-meta>
</file>